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9B000000DB4F9EEE11C089329F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1" style:family="table-row">
      <style:table-row-properties style:min-row-height="2.103cm"/>
    </style:style>
    <style:style style:name="Tabla3.A1" style:family="table-cell">
      <style:table-cell-properties style:writing-mode="page"/>
    </style:style>
    <style:style style:name="Tabla1" style:family="table">
      <style:table-properties style:width="16.997cm" table:align="left" fo:background-color="transparent" style:may-break-between-rows="true" table:border-model="collapsing">
        <style:background-image/>
      </style:table-properties>
    </style:style>
    <style:style style:name="Tabla1.A" style:family="table-column">
      <style:table-column-properties style:column-width="8.495cm"/>
    </style:style>
    <style:style style:name="Tabla1.B" style:family="table-column">
      <style:table-column-properties style:column-width="2.999cm"/>
    </style:style>
    <style:style style:name="Tabla1.C" style:family="table-column">
      <style:table-column-properties style:column-width="2.103cm"/>
    </style:style>
    <style:style style:name="Tabla1.D" style:family="table-column">
      <style:table-column-properties style:column-width="3.401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2" style:family="table-row">
      <style:table-row-properties fo:background-color="transparent">
        <style:background-image/>
      </style:table-row-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data-style-name="N105">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data-style-name="N105">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C3"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a1.4" style:family="table-row">
      <style:table-row-properties fo:keep-together="auto"/>
    </style:style>
    <style:style style:name="Tabla1.12" style:family="table-row">
      <style:table-row-properties fo:keep-together="auto"/>
    </style:style>
    <style:style style:name="Tabla2" style:family="table">
      <style:table-properties style:width="17cm" table:align="margins"/>
    </style:style>
    <style:style style:name="Tabla2.A" style:family="table-column">
      <style:table-column-properties style:column-width="13.993cm" style:rel-column-width="53941*"/>
    </style:style>
    <style:style style:name="Tabla2.B" style:family="table-column">
      <style:table-column-properties style:column-width="3.007cm" style:rel-column-width="11594*"/>
    </style:style>
    <style:style style:name="Tabla2.1" style:family="table-row">
      <style:table-row-properties style:min-row-height="0.794cm"/>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data-style-name="N105">
      <style:table-cell-properties fo:background-color="transparent" fo:padding="0.097cm" fo:border="0.5pt solid #000000" style:writing-mode="page">
        <style:background-image/>
      </style:table-cell-properties>
    </style:style>
    <style:style style:name="P1" style:family="paragraph" style:parent-style-name="Header">
      <style:paragraph-properties fo:text-align="end" style:justify-single-word="false"/>
      <style:text-properties fo:font-size="8pt" officeooo:rsid="009a84c0" officeooo:paragraph-rsid="009a84c0" style:font-size-asian="7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text-properties fo:color="#000000" loext:opacity="100%" style:font-name="Liberation Serif" fo:font-size="10pt" fo:font-weight="normal" officeooo:rsid="005d2219" officeooo:paragraph-rsid="008900ba" style:font-size-asian="10pt" style:font-weight-asian="normal" style:font-size-complex="10pt" style:font-weight-complex="normal"/>
    </style:style>
    <style:style style:name="P4" style:family="paragraph" style:parent-style-name="Standard">
      <style:paragraph-properties fo:text-align="start" style:justify-single-word="false"/>
      <style:text-properties fo:color="#000000" loext:opacity="100%" style:font-name="Liberation Serif" fo:font-size="10pt" fo:font-weight="normal" officeooo:rsid="005f756f" officeooo:paragraph-rsid="005f756f"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loext:opacity="100%" style:font-name="Liberation Serif" fo:font-size="10pt" fo:font-weight="normal" officeooo:rsid="00604f0f" officeooo:paragraph-rsid="00604f0f" style:font-size-asian="10pt" style:font-weight-asian="normal" style:font-size-complex="10pt" style:font-weight-complex="normal"/>
    </style:style>
    <style:style style:name="P6" style:family="paragraph" style:parent-style-name="Standard">
      <style:paragraph-properties fo:text-align="center" style:justify-single-word="false"/>
      <style:text-properties fo:color="#000000" loext:opacity="100%" style:font-name="Liberation Serif" fo:font-size="10pt" fo:font-weight="normal" officeooo:rsid="00628d18" officeooo:paragraph-rsid="00628d18" style:font-size-asian="10pt" style:font-weight-asian="normal" style:font-size-complex="10pt" style:font-weight-complex="normal"/>
    </style:style>
    <style:style style:name="P7" style:family="paragraph" style:parent-style-name="Standard">
      <style:paragraph-properties fo:text-align="start" style:justify-single-word="false"/>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8"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9" style:family="paragraph" style:parent-style-name="Standard" style:master-page-name="">
      <loext:graphic-properties draw:fill="none"/>
      <style:paragraph-properties fo:margin-left="0cm" fo:margin-right="9.5cm" fo:text-align="start" style:justify-single-word="false" fo:text-indent="0cm" style:auto-text-indent="false" style:page-number="auto" fo:background-color="transparent"/>
      <style:text-properties fo:color="#000000" loext:opacity="100%" style:font-name="Liberation Serif" fo:font-size="10pt" fo:font-weight="normal" officeooo:rsid="0064837d" officeooo:paragraph-rsid="0064837d" style:font-size-asian="10pt" style:font-weight-asian="normal" style:font-size-complex="10pt" style:font-weight-complex="normal"/>
    </style:style>
    <style:style style:name="P10" style:family="paragraph" style:parent-style-name="Standard" style:master-page-name="">
      <loext:graphic-properties draw:fill="none"/>
      <style:paragraph-properties fo:margin-left="8.999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74f8f" style:font-size-asian="10pt" style:font-weight-asian="normal" style:font-size-complex="10pt" style:font-weight-complex="normal"/>
    </style:style>
    <style:style style:name="P11"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2" style:family="paragraph" style:parent-style-name="Standard" style:master-page-name="">
      <loext:graphic-properties draw:fill="none"/>
      <style:paragraph-properties fo:margin-left="0cm" fo:margin-right="9.5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3" style:family="paragraph" style:parent-style-name="Standard" style:master-page-name="">
      <loext:graphic-properties draw:fill="none"/>
      <style:paragraph-properties fo:margin-left="0cm" fo:margin-right="8.999cm" fo:text-align="start" style:justify-single-word="false" fo:text-indent="0cm" style:auto-text-indent="false" style:page-number="auto" fo:background-color="transparent"/>
      <style:text-properties fo:color="#000000" loext:opacity="100%" style:font-name="Liberation Serif" fo:font-size="10pt" fo:font-weight="normal" officeooo:rsid="0065029f" officeooo:paragraph-rsid="0065029f" style:font-size-asian="10pt" style:font-weight-asian="normal" style:font-size-complex="10pt" style:font-weight-complex="normal"/>
    </style:style>
    <style:style style:name="P14"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5029f" officeooo:paragraph-rsid="006f5c62" style:font-size-asian="10pt" style:font-weight-asian="normal" style:font-size-complex="10pt" style:font-weight-complex="normal"/>
    </style:style>
    <style:style style:name="P15"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5bd4a" officeooo:paragraph-rsid="00674f8f" style:font-size-asian="10pt" style:font-weight-asian="normal" style:font-size-complex="10pt" style:font-weight-complex="normal"/>
    </style:style>
    <style:style style:name="P16"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000000" loext:opacity="100%" style:font-name="Liberation Serif" fo:font-size="10pt" fo:font-weight="normal" officeooo:rsid="0065bd4a" officeooo:paragraph-rsid="008df209" style:font-size-asian="10pt" style:font-weight-asian="normal" style:font-size-complex="10pt" style:font-weight-complex="normal"/>
    </style:style>
    <style:style style:name="P17"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68c859" officeooo:paragraph-rsid="0068c859" style:font-size-asian="10pt" style:font-weight-asian="normal" style:font-size-complex="10pt" style:font-weight-complex="normal"/>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8c859" officeooo:paragraph-rsid="0068c859" style:font-size-asian="10pt" style:font-weight-asian="normal" style:font-size-complex="10pt" style:font-weight-complex="normal"/>
    </style:style>
    <style:style style:name="P1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Liberation Serif" fo:font-size="10pt" fo:font-weight="normal" officeooo:rsid="0068c859" officeooo:paragraph-rsid="008df209" style:font-size-asian="10pt" style:font-weight-asian="normal" style:font-size-complex="10pt"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6a1c70" style:font-size-asian="10pt" style:font-weight-asian="normal" style:font-size-complex="10pt" style:font-weight-complex="normal"/>
    </style:style>
    <style:style style:name="P2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6ada04" style:font-size-asian="10pt" style:font-weight-asian="normal" style:font-size-complex="10pt"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a1c70" officeooo:paragraph-rsid="008df209" style:font-size-asian="10pt" style:font-weight-asian="normal" style:font-size-complex="10pt" style:font-weight-complex="normal"/>
    </style:style>
    <style:style style:name="P2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ce3de" officeooo:paragraph-rsid="006d4ef7" style:font-size-asian="10pt" style:font-weight-asian="normal" style:font-size-complex="10pt" style:font-weight-complex="normal"/>
    </style:style>
    <style:style style:name="P2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6db8c8" officeooo:paragraph-rsid="006db8c8" style:font-size-asian="10pt" style:font-weight-asian="normal" style:font-size-complex="10pt" style:font-weight-complex="normal"/>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6db8c8" style:font-size-asian="10pt" style:font-weight-asian="normal" style:font-size-complex="10pt" style:font-weight-complex="normal"/>
    </style:style>
    <style:style style:name="P2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8a11f7" style:font-size-asian="10pt" style:font-weight-asian="normal" style:font-size-complex="10pt" style:font-weight-complex="normal"/>
    </style:style>
    <style:style style:name="P2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6db8c8" officeooo:paragraph-rsid="008cb9cc" style:font-size-asian="10pt" style:font-weight-asian="normal" style:font-size-complex="10pt" style:font-weight-complex="normal"/>
    </style:style>
    <style:style style:name="P28"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7bed68" officeooo:paragraph-rsid="007bed68" style:font-size-asian="10pt" style:font-weight-asian="normal" style:font-size-complex="10pt" style:font-weight-complex="normal"/>
    </style:style>
    <style:style style:name="P29"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7bed68" officeooo:paragraph-rsid="0083c9c1" style:font-size-asian="10pt" style:font-weight-asian="normal" style:font-size-complex="10pt" style:font-weight-complex="normal"/>
    </style:style>
    <style:style style:name="P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75fccb" officeooo:paragraph-rsid="0075fccb" style:font-size-asian="10pt" style:font-weight-asian="normal" style:font-size-complex="10pt" style:font-weight-complex="normal"/>
    </style:style>
    <style:style style:name="P31" style:family="paragraph" style:parent-style-name="Standard">
      <loext:graphic-properties draw:fill="none"/>
      <style:paragraph-properties fo:margin-left="0cm" fo:margin-right="9.999cm" fo:text-align="start" style:justify-single-word="false" fo:text-indent="0cm" style:auto-text-indent="false" fo:background-color="transparent"/>
      <style:text-properties fo:color="#000000" loext:opacity="100%" style:font-name="Liberation Serif" fo:font-size="10pt" fo:font-weight="normal" officeooo:rsid="0083c9c1" officeooo:paragraph-rsid="0083c9c1" style:font-size-asian="10pt" style:font-weight-asian="normal" style:font-size-complex="10pt" style:font-weight-complex="normal"/>
    </style:style>
    <style:style style:name="P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576b1" officeooo:paragraph-rsid="008576b1" style:font-size-asian="10pt" style:font-weight-asian="normal" style:font-size-complex="10pt" style:font-weight-complex="normal"/>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576b1" officeooo:paragraph-rsid="00955662" style:font-size-asian="10pt" style:font-weight-asian="normal" style:font-size-complex="10pt" style:font-weight-complex="normal"/>
    </style:style>
    <style:style style:name="P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63bae" officeooo:paragraph-rsid="00863bae"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fo:color="#000000" loext:opacity="100%" style:font-name="Liberation Serif" fo:font-size="10pt" fo:font-weight="normal" officeooo:rsid="008900ba" officeooo:paragraph-rsid="008900ba" style:font-size-asian="10pt" style:font-weight-asian="normal" style:font-size-complex="10pt" style:font-weight-complex="normal"/>
    </style:style>
    <style:style style:name="P3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normal" officeooo:rsid="008a11f7" officeooo:paragraph-rsid="008a11f7" style:font-size-asian="10pt" style:font-weight-asian="normal" style:font-size-complex="10pt" style:font-weight-complex="normal"/>
    </style:style>
    <style:style style:name="P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a11f7" officeooo:paragraph-rsid="008a11f7" style:font-size-asian="10pt" style:font-weight-asian="normal" style:font-size-complex="10pt" style:font-weight-complex="normal"/>
    </style:style>
    <style:style style:name="P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b89c0" officeooo:paragraph-rsid="008b89c0" style:font-size-asian="10pt" style:font-weight-asian="normal" style:font-size-complex="10pt" style:font-weight-complex="normal"/>
    </style:style>
    <style:style style:name="P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000000" loext:opacity="100%" style:font-name="Liberation Serif" fo:font-size="10pt" fo:font-weight="normal" officeooo:rsid="008b89c0" officeooo:paragraph-rsid="008df209" style:font-size-asian="10pt" style:font-weight-asian="normal" style:font-size-complex="10pt" style:font-weight-complex="normal"/>
    </style:style>
    <style:style style:name="P40" style:family="paragraph" style:parent-style-name="Standard">
      <loext:graphic-properties draw:fill="none"/>
      <style:paragraph-properties fo:text-align="start" style:justify-single-word="false" fo:background-color="transparent"/>
      <style:text-properties fo:color="#000000" loext:opacity="100%" style:font-name="Liberation Serif" fo:font-size="10pt" fo:font-weight="normal" officeooo:rsid="008cb9cc" officeooo:paragraph-rsid="008cb9cc" style:font-size-asian="10pt" style:font-weight-asian="normal" style:font-size-complex="10pt" style:font-weight-complex="normal"/>
    </style:style>
    <style:style style:name="P41"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000000" loext:opacity="100%" style:font-name="Liberation Serif" fo:font-size="10pt" fo:font-weight="normal" officeooo:rsid="008df209" officeooo:paragraph-rsid="008df209"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loext:opacity="100%" style:font-name="Liberation Serif" fo:font-size="10pt" fo:font-weight="normal" officeooo:rsid="00984290" officeooo:paragraph-rsid="00984290" style:font-size-asian="10pt" style:font-weight-asian="normal" style:font-size-complex="10pt" style:font-weight-complex="normal"/>
    </style:style>
    <style:style style:name="P43" style:family="paragraph" style:parent-style-name="Standard">
      <style:text-properties fo:color="#000000" loext:opacity="100%" style:font-name="Liberation Serif" fo:font-size="10pt" officeooo:paragraph-rsid="00424586" style:font-size-asian="10pt" style:font-size-complex="10pt"/>
    </style:style>
    <style:style style:name="P44" style:family="paragraph" style:parent-style-name="Standard">
      <style:text-properties fo:color="#000000" loext:opacity="100%" style:font-name="Liberation Serif" fo:font-size="10pt" officeooo:paragraph-rsid="004da602" style:font-size-asian="10pt" style:font-size-complex="10pt"/>
    </style:style>
    <style:style style:name="P45" style:family="paragraph" style:parent-style-name="Standard">
      <style:paragraph-properties fo:text-align="center" style:justify-single-word="false"/>
      <style:text-properties fo:color="#000000" loext:opacity="100%" style:font-name="Liberation Serif" fo:font-size="10pt" officeooo:rsid="003a81ee" officeooo:paragraph-rsid="003a81ee" style:font-size-asian="10pt" style:font-size-complex="10pt"/>
    </style:style>
    <style:style style:name="P46" style:family="paragraph" style:parent-style-name="Standard">
      <style:paragraph-properties fo:text-align="center" style:justify-single-word="false"/>
      <style:text-properties fo:color="#000000" loext:opacity="100%" style:font-name="Liberation Serif" fo:font-size="10pt" fo:font-weight="bold" officeooo:rsid="003a81ee" officeooo:paragraph-rsid="003a81ee" style:font-size-asian="10pt" style:font-weight-asian="bold" style:font-size-complex="10pt" style:font-weight-complex="bold"/>
    </style:style>
    <style:style style:name="P4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74e276" style:font-size-asian="10pt" style:font-weight-asian="bold" style:font-size-complex="10pt" style:font-weight-complex="bold"/>
    </style:style>
    <style:style style:name="P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8a11f7" style:font-size-asian="10pt" style:font-weight-asian="bold" style:font-size-complex="10pt" style:font-weight-complex="bold"/>
    </style:style>
    <style:style style:name="P49"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74e276" officeooo:paragraph-rsid="008cb9cc" style:font-size-asian="10pt" style:font-weight-asian="bold" style:font-size-complex="10pt" style:font-weight-complex="bold"/>
    </style:style>
    <style:style style:name="P5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0pt" fo:font-weight="bold" officeooo:rsid="008a11f7" officeooo:paragraph-rsid="008a11f7" style:font-size-asian="10pt" style:font-weight-asian="bold" style:font-size-complex="10pt" style:font-weight-complex="bold"/>
    </style:style>
    <style:style style:name="P5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2pt" fo:font-weight="normal" officeooo:rsid="0074e276" officeooo:paragraph-rsid="0074e276" style:font-size-asian="12pt" style:font-weight-asian="normal" style:font-size-complex="12pt" style:font-weight-complex="normal"/>
    </style:style>
    <style:style style:name="P52" style:family="paragraph" style:parent-style-name="Standard">
      <style:paragraph-properties fo:text-align="center" style:justify-single-word="false"/>
      <style:text-properties fo:color="#000000" loext:opacity="100%" style:font-name="Liberation Serif" fo:font-size="12pt" fo:font-weight="bold" officeooo:rsid="006116af" officeooo:paragraph-rsid="006116af" style:font-size-asian="12pt" style:font-weight-asian="bold" style:font-size-complex="12pt" style:font-weight-complex="bold"/>
    </style:style>
    <style:style style:name="P53"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2pt" fo:font-weight="bold" officeooo:rsid="0074e276" officeooo:paragraph-rsid="0074e276" style:font-size-asian="12pt" style:font-weight-asian="bold" style:font-size-complex="12pt" style:font-weight-complex="bold"/>
    </style:style>
    <style:style style:name="P54"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73f62c" style:font-size-asian="8pt" style:font-weight-asian="normal" style:font-size-complex="8pt" style:font-weight-complex="normal"/>
    </style:style>
    <style:style style:name="P55"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6116af" style:font-size-asian="8pt" style:font-weight-asian="normal" style:font-size-complex="8pt" style:font-weight-complex="normal"/>
    </style:style>
    <style:style style:name="P5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8pt" fo:font-weight="normal" officeooo:rsid="006116af" officeooo:paragraph-rsid="008a11f7" style:font-size-asian="8pt" style:font-weight-asian="normal" style:font-size-complex="8pt" style:font-weight-complex="normal"/>
    </style:style>
    <style:style style:name="P57" style:family="paragraph" style:parent-style-name="Standard">
      <style:paragraph-properties fo:text-align="center" style:justify-single-word="false"/>
      <style:text-properties fo:color="#000000" loext:opacity="100%" style:font-name="Liberation Serif" fo:font-size="8pt" fo:font-weight="normal" officeooo:rsid="006116af" officeooo:paragraph-rsid="008a11f7" style:font-size-asian="8pt" style:font-weight-asian="normal" style:font-size-complex="8pt" style:font-weight-complex="normal"/>
    </style:style>
    <style:style style:name="P5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91c3f" style:font-size-asian="10pt" style:font-style-asian="normal" style:font-weight-asian="bold" style:font-size-complex="10pt" style:font-style-complex="normal" style:font-weight-complex="bold" style:text-overline-style="none" style:text-overline-color="font-color"/>
    </style:style>
    <style:style style:name="P5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91c3f" officeooo:paragraph-rsid="0076d5d9"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77a72" officeooo:paragraph-rsid="00777a72"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6b531" officeooo:paragraph-rsid="0076b53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officeooo:rsid="0077ca71"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b531" officeooo:paragraph-rsid="0076b531"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d5d9" officeooo:paragraph-rsid="0076d5d9"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6d5d9" officeooo:paragraph-rsid="0076d5d9"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77a72" officeooo:paragraph-rsid="00777a72"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aadbb" officeooo:paragraph-rsid="007aadbb"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77ca71" officeooo:paragraph-rsid="0077ca71"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font-name="Liberation Serif" fo:font-size="10pt" fo:font-weight="bold" officeooo:rsid="0035daf6" officeooo:paragraph-rsid="0035daf6" style:font-size-asian="10pt" style:font-weight-asian="bold" style:font-size-complex="10pt" style:font-weight-complex="bold"/>
    </style:style>
    <style:style style:name="P72" style:family="paragraph" style:parent-style-name="Standard">
      <style:paragraph-properties fo:text-align="start" style:justify-single-word="false"/>
      <style:text-properties style:font-name="Liberation Serif" fo:font-size="10pt" fo:font-weight="bold" officeooo:rsid="00487e83" officeooo:paragraph-rsid="00487e83" style:font-size-asian="10pt" style:font-weight-asian="bold" style:font-size-complex="10pt" style:font-weight-complex="bold"/>
    </style:style>
    <style:style style:name="P73" style:family="paragraph" style:parent-style-name="Standard">
      <style:paragraph-properties fo:text-align="center" style:justify-single-word="false"/>
      <style:text-properties style:font-name="Liberation Serif" fo:font-size="10pt" fo:font-weight="bold" officeooo:rsid="0057e9d6" officeooo:paragraph-rsid="0057e9d6" style:font-size-asian="10pt" style:font-weight-asian="bold" style:font-size-complex="10pt" style:font-weight-complex="bold"/>
    </style:style>
    <style:style style:name="P74" style:family="paragraph" style:parent-style-name="Standard">
      <style:paragraph-properties fo:text-align="start" style:justify-single-word="false"/>
      <style:text-properties style:font-name="Liberation Serif" fo:font-size="10pt" fo:font-weight="bold" officeooo:paragraph-rsid="0033c056" style:font-size-asian="10pt" style:font-weight-asian="bold" style:font-size-complex="10pt" style:font-weight-complex="bold"/>
    </style:style>
    <style:style style:name="P75" style:family="paragraph" style:parent-style-name="Standard">
      <style:paragraph-properties fo:text-align="center" style:justify-single-word="false"/>
      <style:text-properties style:font-name="Liberation Serif" fo:font-size="10pt" fo:font-weight="bold" officeooo:paragraph-rsid="0033c056" style:font-size-asian="10pt" style:font-weight-asian="bold" style:font-size-complex="10pt" style:font-weight-complex="bold"/>
    </style:style>
    <style:style style:name="P76" style:family="paragraph" style:parent-style-name="Standard">
      <style:paragraph-properties fo:text-align="center" style:justify-single-word="false"/>
      <style:text-properties style:font-name="Liberation Serif" fo:font-size="10pt" fo:font-weight="bold" officeooo:paragraph-rsid="005cd3ee" style:font-size-asian="10pt" style:font-weight-asian="bold" style:font-size-complex="10pt" style:font-weight-complex="bold"/>
    </style:style>
    <style:style style:name="P77" style:family="paragraph" style:parent-style-name="Standard">
      <style:paragraph-properties fo:text-align="start" style:justify-single-word="false"/>
      <style:text-properties style:font-name="Liberation Serif" fo:font-size="10pt" fo:font-weight="bold" officeooo:rsid="00882ba3" officeooo:paragraph-rsid="00882ba3" style:font-size-asian="10pt" style:font-weight-asian="bold" style:font-size-complex="10pt" style:font-weight-complex="bold"/>
    </style:style>
    <style:style style:name="P78" style:family="paragraph" style:parent-style-name="Standard">
      <style:paragraph-properties fo:text-align="center" style:justify-single-word="false"/>
      <style:text-properties style:font-name="Liberation Serif" fo:font-size="10pt" fo:font-weight="normal" officeooo:rsid="0035daf6" officeooo:paragraph-rsid="0035daf6" style:font-size-asian="10pt" style:font-weight-asian="normal" style:font-size-complex="10pt" style:font-weight-complex="normal"/>
    </style:style>
    <style:style style:name="P79" style:family="paragraph" style:parent-style-name="Standard">
      <style:paragraph-properties fo:text-align="start" style:justify-single-word="false"/>
      <style:text-properties style:font-name="Liberation Serif" fo:font-size="10pt" fo:font-weight="normal" officeooo:rsid="005741b3" officeooo:paragraph-rsid="005741b3" style:font-size-asian="10pt" style:font-weight-asian="normal" style:font-size-complex="10pt" style:font-weight-complex="normal"/>
    </style:style>
    <style:style style:name="P80" style:family="paragraph" style:parent-style-name="Standard">
      <style:paragraph-properties fo:text-align="start" style:justify-single-word="false"/>
      <style:text-properties style:font-name="Liberation Serif" fo:font-size="10pt" fo:font-weight="normal" officeooo:rsid="0057e9d6" officeooo:paragraph-rsid="0057e9d6"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Liberation Serif" fo:font-size="10pt" fo:font-weight="normal" officeooo:paragraph-rsid="0057e9d6" style:font-size-asian="10pt" style:font-weight-asian="normal" style:font-size-complex="10pt" style:font-weight-complex="normal"/>
    </style:style>
    <style:style style:name="P82" style:family="paragraph" style:parent-style-name="Standard">
      <style:paragraph-properties fo:text-align="start" style:justify-single-word="false"/>
      <style:text-properties style:font-name="Liberation Serif" fo:font-size="10pt" fo:font-weight="normal" officeooo:rsid="005cc1e7" officeooo:paragraph-rsid="005cc1e7" style:font-size-asian="10pt" style:font-weight-asian="normal" style:font-size-complex="10pt" style:font-weight-complex="normal"/>
    </style:style>
    <style:style style:name="P83" style:family="paragraph" style:parent-style-name="Standard">
      <style:paragraph-properties fo:text-align="start" style:justify-single-word="false"/>
      <style:text-properties style:font-name="Liberation Serif" fo:font-size="10pt" style:text-underline-style="solid" style:text-underline-width="auto" style:text-underline-color="font-color" fo:font-weight="bold" officeooo:rsid="0035daf6" officeooo:paragraph-rsid="0035daf6" style:font-size-asian="10pt" style:font-weight-asian="bold" style:font-size-complex="10pt" style:font-weight-complex="bold"/>
    </style:style>
    <style:style style:name="P84" style:family="paragraph" style:parent-style-name="Standard">
      <style:text-properties style:font-name="Liberation Serif" fo:font-size="10pt" officeooo:paragraph-rsid="00376d39" style:font-size-asian="10pt" style:font-size-complex="10pt"/>
    </style:style>
    <style:style style:name="P85" style:family="paragraph" style:parent-style-name="Standard">
      <style:text-properties style:font-name="Liberation Serif" fo:font-size="10pt" style:font-size-asian="10pt" style:font-size-complex="10pt"/>
    </style:style>
    <style:style style:name="P86" style:family="paragraph" style:parent-style-name="Standard">
      <style:text-properties style:font-name="Liberation Serif" fo:font-size="10pt" officeooo:paragraph-rsid="004086f5" style:font-size-asian="10pt" style:font-size-complex="10pt"/>
    </style:style>
    <style:style style:name="P87" style:family="paragraph" style:parent-style-name="Standard">
      <style:text-properties style:font-name="Liberation Serif" fo:font-size="10pt" officeooo:paragraph-rsid="00463d24" style:font-size-asian="10pt" style:font-size-complex="10pt"/>
    </style:style>
    <style:style style:name="P88" style:family="paragraph" style:parent-style-name="Standard">
      <style:text-properties style:font-name="Liberation Serif" fo:font-size="10pt" officeooo:paragraph-rsid="00420039" style:font-size-asian="10pt" style:font-size-complex="10pt"/>
    </style:style>
    <style:style style:name="P89" style:family="paragraph" style:parent-style-name="Standard">
      <style:text-properties style:font-name="Liberation Serif" fo:font-size="10pt" officeooo:rsid="0047a7b4" officeooo:paragraph-rsid="00424586" style:font-size-asian="10pt" style:font-size-complex="10pt"/>
    </style:style>
    <style:style style:name="P90" style:family="paragraph" style:parent-style-name="Standard">
      <style:text-properties style:font-name="Liberation Serif" fo:font-size="10pt" officeooo:rsid="00487e83" officeooo:paragraph-rsid="00487e83" style:font-size-asian="10pt" style:font-size-complex="10pt"/>
    </style:style>
    <style:style style:name="P91" style:family="paragraph" style:parent-style-name="Standard">
      <style:text-properties style:font-name="Liberation Serif" fo:font-size="10pt" officeooo:paragraph-rsid="003cf640" style:font-size-asian="10pt" style:font-size-complex="10pt"/>
    </style:style>
    <style:style style:name="P92" style:family="paragraph" style:parent-style-name="Standard">
      <style:text-properties style:font-name="Liberation Serif" fo:font-size="10pt" officeooo:paragraph-rsid="0033c056" style:font-size-asian="10pt" style:font-size-complex="10pt"/>
    </style:style>
    <style:style style:name="P93" style:family="paragraph" style:parent-style-name="Standard">
      <style:paragraph-properties fo:text-align="center" style:justify-single-word="false"/>
      <style:text-properties style:font-name="Liberation Serif" fo:font-size="10pt" officeooo:paragraph-rsid="0033c056" style:font-size-asian="10pt" style:font-size-complex="10pt"/>
    </style:style>
    <style:style style:name="P94" style:family="paragraph" style:parent-style-name="Standard">
      <style:paragraph-properties fo:text-align="start" style:justify-single-word="false"/>
      <style:text-properties style:font-name="Liberation Serif" fo:font-size="10pt" officeooo:paragraph-rsid="005c3633" style:font-size-asian="10pt" style:font-size-complex="10pt"/>
    </style:style>
    <style:style style:name="P95" style:family="paragraph" style:parent-style-name="Standard">
      <style:paragraph-properties fo:text-align="start" style:justify-single-word="false"/>
      <style:text-properties style:font-name="Liberation Serif" fo:font-size="10pt" officeooo:paragraph-rsid="00912e50" style:font-size-asian="10pt" style:font-size-complex="10pt"/>
    </style:style>
    <style:style style:name="P96" style:family="paragraph" style:parent-style-name="Standard">
      <style:text-properties style:font-name="Liberation Serif" fo:font-size="10pt" officeooo:paragraph-rsid="005cd3ee" style:font-size-asian="10pt" style:font-size-complex="10pt"/>
    </style:style>
    <style:style style:name="P97" style:family="paragraph" style:parent-style-name="Standard">
      <style:text-properties style:font-name="Liberation Serif" fo:font-size="10pt" officeooo:paragraph-rsid="00497f59" style:font-size-asian="10pt" style:font-size-complex="10pt"/>
    </style:style>
    <style:style style:name="P98" style:family="paragraph" style:parent-style-name="Standard">
      <style:text-properties style:font-name="Liberation Serif" fo:font-size="10pt" officeooo:paragraph-rsid="004da602" style:font-size-asian="10pt" style:font-size-complex="10pt"/>
    </style:style>
    <style:style style:name="P99" style:family="paragraph" style:parent-style-name="Standard">
      <style:text-properties style:font-name="Liberation Serif" fo:font-size="10pt" officeooo:paragraph-rsid="004e5620" style:font-size-asian="10pt" style:font-size-complex="10pt"/>
    </style:style>
    <style:style style:name="P100" style:family="paragraph" style:parent-style-name="Standard">
      <style:text-properties style:font-name="Liberation Serif" fo:font-size="10pt" officeooo:paragraph-rsid="00349a5f" style:font-size-asian="10pt" style:font-size-complex="10pt"/>
    </style:style>
    <style:style style:name="P101" style:family="paragraph" style:parent-style-name="Standard">
      <style:text-properties style:font-name="Liberation Serif" fo:font-size="10pt" officeooo:paragraph-rsid="00519e4c" style:font-size-asian="10pt" style:font-size-complex="10pt"/>
    </style:style>
    <style:style style:name="P102" style:family="paragraph" style:parent-style-name="Standard">
      <style:text-properties style:font-name="Liberation Serif" fo:font-size="10pt" officeooo:paragraph-rsid="005c3633" style:font-size-asian="10pt" style:font-size-complex="10pt"/>
    </style:style>
    <style:style style:name="P103" style:family="paragraph" style:parent-style-name="Standard">
      <style:text-properties style:font-name="Liberation Serif" fo:font-size="10pt" officeooo:paragraph-rsid="00521e7a" style:font-size-asian="10pt" style:font-size-complex="10pt"/>
    </style:style>
    <style:style style:name="P104" style:family="paragraph" style:parent-style-name="Standard">
      <style:text-properties style:font-name="Liberation Serif" fo:font-size="10pt" officeooo:paragraph-rsid="005334d2" style:font-size-asian="10pt" style:font-size-complex="10pt"/>
    </style:style>
    <style:style style:name="P105" style:family="paragraph" style:parent-style-name="Standard">
      <style:text-properties style:font-name="Liberation Serif" fo:font-size="10pt" officeooo:paragraph-rsid="0054ffbb" style:font-size-asian="10pt" style:font-size-complex="10pt"/>
    </style:style>
    <style:style style:name="P106" style:family="paragraph" style:parent-style-name="Standard">
      <style:paragraph-properties fo:text-align="center" style:justify-single-word="false"/>
      <style:text-properties style:font-name="Liberation Serif" fo:font-size="10pt" officeooo:rsid="003a81ee" officeooo:paragraph-rsid="003a81ee" style:font-size-asian="10pt" style:font-size-complex="10pt"/>
    </style:style>
    <style:style style:name="P107" style:family="paragraph" style:parent-style-name="Table_20_Contents">
      <style:text-properties style:font-name="Liberation Serif" fo:font-size="10pt" officeooo:rsid="007bed68" officeooo:paragraph-rsid="007bed68" style:font-size-asian="10pt" style:font-size-complex="10pt"/>
    </style:style>
    <style:style style:name="P108" style:family="paragraph" style:parent-style-name="Table_20_Contents">
      <style:paragraph-properties fo:text-align="start" style:justify-single-word="false"/>
      <style:text-properties style:font-name="Liberation Serif" fo:font-size="10pt" officeooo:rsid="007bed68" officeooo:paragraph-rsid="007bed68" style:font-size-asian="10pt" style:font-size-complex="10pt"/>
    </style:style>
    <style:style style:name="P109" style:family="paragraph" style:parent-style-name="Table_20_Contents">
      <style:text-properties style:font-name="Liberation Serif" fo:font-size="10pt" officeooo:paragraph-rsid="007bed68" style:font-size-asian="10pt" style:font-size-complex="10pt"/>
    </style:style>
    <style:style style:name="P110" style:family="paragraph" style:parent-style-name="Text_20_body">
      <style:text-properties style:font-name="Liberation Serif" fo:font-size="10pt" style:font-size-asian="10pt" style:font-size-complex="10pt"/>
    </style:style>
    <style:style style:name="P111" style:family="paragraph" style:parent-style-name="Standard">
      <style:text-properties style:font-name="Liberation Serif" fo:font-size="10pt" officeooo:paragraph-rsid="009782d7" style:font-size-asian="10pt" style:font-size-complex="10pt"/>
    </style:style>
    <style:style style:name="P112" style:family="paragraph" style:parent-style-name="Standard">
      <style:paragraph-properties fo:text-align="center" style:justify-single-word="false"/>
      <style:text-properties style:font-name="Liberation Serif" fo:font-size="12pt" fo:font-weight="bold" officeooo:rsid="0057e9d6" officeooo:paragraph-rsid="0057e9d6" style:font-size-asian="12pt" style:font-weight-asian="bold" style:font-size-complex="12pt" style:font-weight-complex="bold"/>
    </style:style>
    <style:style style:name="P113" style:family="paragraph" style:parent-style-name="Standard">
      <style:paragraph-properties fo:text-align="center" style:justify-single-word="false"/>
      <style:text-properties style:font-name="Liberation Serif" fo:font-size="12pt" fo:font-weight="bold" officeooo:rsid="005c3633" officeooo:paragraph-rsid="005c3633" style:font-size-asian="12pt" style:font-weight-asian="bold" style:font-size-complex="12pt" style:font-weight-complex="bold"/>
    </style:style>
    <style:style style:name="P114" style:family="paragraph" style:parent-style-name="Standard">
      <style:paragraph-properties fo:text-align="center" style:justify-single-word="false"/>
      <style:text-properties style:font-name="Liberation Serif" fo:font-size="12pt" fo:font-weight="bold" officeooo:paragraph-rsid="0033c056" style:font-size-asian="12pt" style:font-weight-asian="bold" style:font-size-complex="12pt" style:font-weight-complex="bold"/>
    </style:style>
    <style:style style:name="P115" style:family="paragraph" style:parent-style-name="Standard">
      <style:paragraph-properties fo:text-align="center" style:justify-single-word="false"/>
      <style:text-properties style:font-name="Liberation Serif" fo:font-size="12pt" officeooo:paragraph-rsid="005cd3ee" style:font-size-asian="12pt" style:font-size-complex="12pt"/>
    </style:style>
    <style:style style:name="P116" style:family="paragraph" style:parent-style-name="Standard">
      <style:paragraph-properties fo:text-align="center" style:justify-single-word="false"/>
      <style:text-properties style:font-name="Liberation Serif" fo:font-size="8pt" fo:font-weight="normal" officeooo:rsid="005cd3ee" officeooo:paragraph-rsid="0073f62c" style:font-size-asian="8pt" style:font-weight-asian="normal" style:font-size-complex="8pt" style:font-weight-complex="normal"/>
    </style:style>
    <style:style style:name="P117" style:family="paragraph" style:parent-style-name="Standard">
      <style:paragraph-properties fo:text-align="start" style:justify-single-word="false"/>
      <style:text-properties style:font-name="Liberation Serif" fo:font-size="8pt" fo:font-weight="bold" officeooo:paragraph-rsid="005cd3ee" style:font-size-asian="8pt" style:font-weight-asian="bold" style:font-size-complex="8pt" style:font-weight-complex="bold"/>
    </style:style>
    <style:style style:name="P118" style:family="paragraph" style:parent-style-name="Standard">
      <style:paragraph-properties fo:text-align="center" style:justify-single-word="false"/>
      <style:text-properties fo:color="#c9211e" loext:opacity="100%" style:font-name="Liberation Serif" fo:font-size="10pt" officeooo:rsid="003a81ee" officeooo:paragraph-rsid="003a81ee" style:font-size-asian="10pt" style:font-size-complex="10pt"/>
    </style:style>
    <style:style style:name="P119" style:family="paragraph" style:parent-style-name="Standard">
      <loext:graphic-properties draw:fill="none"/>
      <style:paragraph-properties fo:margin-left="0cm" fo:margin-right="9.5cm" fo:text-align="start" style:justify-single-word="false" fo:text-indent="0cm" style:auto-text-indent="false" fo:background-color="transparent"/>
      <style:text-properties fo:color="#c9211e" loext:opacity="100%" style:font-name="Liberation Serif" fo:font-size="10pt" fo:font-weight="normal" officeooo:rsid="005da3e0" officeooo:paragraph-rsid="0064837d" style:font-size-asian="10pt" style:font-weight-asian="normal" style:font-size-complex="10pt" style:font-weight-complex="normal"/>
    </style:style>
    <style:style style:name="P120" style:family="paragraph" style:parent-style-name="Table_20_Contents">
      <style:paragraph-properties fo:text-align="start" style:justify-single-word="false"/>
      <style:text-properties fo:color="#c9211e" loext:opacity="100%" style:font-name="Liberation Serif" fo:font-size="10pt" fo:font-weight="normal" officeooo:rsid="005da3e0" officeooo:paragraph-rsid="00955662" style:font-size-asian="10pt" style:font-weight-asian="normal" style:font-size-complex="10pt" style:font-weight-complex="normal"/>
    </style:style>
    <style:style style:name="P121" style:family="paragraph" style:parent-style-name="Standard">
      <loext:graphic-properties draw:fill="none"/>
      <style:paragraph-properties fo:margin-left="8.999cm" fo:margin-right="0cm" fo:text-align="start" style:justify-single-word="false" fo:text-indent="0cm" style:auto-text-indent="false" fo:background-color="transparent"/>
      <style:text-properties fo:color="#c9211e" loext:opacity="100%" style:font-name="Liberation Serif" fo:font-size="10pt" fo:font-weight="normal" officeooo:rsid="005da3e0" officeooo:paragraph-rsid="00955662" style:font-size-asian="10pt" style:font-weight-asian="normal" style:font-size-complex="10pt" style:font-weight-complex="normal"/>
    </style:style>
    <style:style style:name="P1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c9211e" loext:opacity="100%" style:font-name="Liberation Serif" fo:font-size="10pt" fo:font-weight="normal" officeooo:rsid="005da3e0" officeooo:paragraph-rsid="008df209" style:font-size-asian="10pt" style:font-weight-asian="normal" style:font-size-complex="10pt" style:font-weight-complex="normal"/>
    </style:style>
    <style:style style:name="P123" style:family="paragraph" style:parent-style-name="Table_20_Contents">
      <style:text-properties fo:color="#c9211e" loext:opacity="100%" style:font-name="Liberation Serif" fo:font-size="10pt" fo:font-weight="normal" officeooo:rsid="005da3e0" style:font-size-asian="10pt" style:font-weight-asian="normal" style:font-size-complex="10pt" style:font-weight-complex="normal"/>
    </style:style>
    <style:style style:name="P124" style:family="paragraph" style:parent-style-name="Standard" style:master-page-name="First_20_Page">
      <style:paragraph-properties fo:text-align="center" style:justify-single-word="false" style:page-number="auto"/>
      <style:text-properties style:font-name="Liberation Serif" fo:font-size="12pt" fo:font-weight="bold" officeooo:rsid="0035daf6" officeooo:paragraph-rsid="0035daf6" style:font-size-asian="12pt" style:font-weight-asian="bold" style:font-size-complex="12pt" style:font-weight-complex="bold"/>
    </style:style>
    <style:style style:name="P125" style:family="paragraph" style:parent-style-name="Standard" style:master-page-name="Justicia_20_Social">
      <style:paragraph-properties fo:text-align="center" style:justify-single-word="false" style:page-number="1"/>
      <style:text-properties style:font-name="Liberation Serif" fo:font-size="12pt" fo:font-weight="bold" officeooo:paragraph-rsid="0033c056" style:font-size-asian="12pt" style:font-weight-asian="bold" style:font-size-complex="12pt" style:font-weight-complex="bold"/>
    </style:style>
    <style:style style:name="P126" style:family="paragraph" style:parent-style-name="Standard">
      <style:paragraph-properties fo:text-align="start" style:justify-single-word="false"/>
      <style:text-properties fo:color="#000000" loext:opacity="100%" style:font-name="Liberation Serif" fo:font-size="10pt" fo:font-weight="bold" officeooo:rsid="00882ba3" officeooo:paragraph-rsid="00878880" style:font-size-asian="10pt" style:font-weight-asian="bold" style:font-size-complex="10pt" style:font-weight-complex="bold"/>
    </style:style>
    <style:style style:name="P127" style:family="paragraph" style:parent-style-name="Standard" style:list-style-name="L1">
      <loext:graphic-properties draw:fill="none"/>
      <style:paragraph-properties fo:text-align="start" style:justify-single-word="false" fo:background-color="transparent"/>
      <style:text-properties fo:color="#000000" loext:opacity="100%" style:font-name="Liberation Serif" fo:font-size="10pt" fo:font-weight="normal" officeooo:rsid="008b89c0" officeooo:paragraph-rsid="008b89c0" style:font-size-asian="10pt" style:font-weight-asian="normal" style:font-size-complex="10pt" style:font-weight-complex="normal"/>
    </style:style>
    <style:style style:name="P128" style:family="paragraph" style:parent-style-name="Standard" style:list-style-name="L1">
      <loext:graphic-properties draw:fill="none"/>
      <style:paragraph-properties fo:text-align="start" style:justify-single-word="false" fo:background-color="transparent"/>
      <style:text-properties fo:color="#000000" loext:opacity="100%" style:font-name="Liberation Serif" fo:font-size="10pt" fo:font-weight="normal" officeooo:rsid="008cb9cc" officeooo:paragraph-rsid="008cb9cc" style:font-size-asian="10pt" style:font-weight-asian="normal" style:font-size-complex="10pt" style:font-weight-complex="normal"/>
    </style:style>
    <style:style style:name="P129" style:family="paragraph" style:parent-style-name="Standard" style:master-page-name="sin_20_nomeracion">
      <style:paragraph-properties fo:text-align="center" style:justify-single-word="false" style:page-number="auto"/>
      <style:text-properties fo:color="#000000" loext:opacity="100%" style:font-name="Liberation Serif" fo:font-size="12pt" fo:font-weight="bold" officeooo:rsid="005d2219" officeooo:paragraph-rsid="005d2219" style:font-size-asian="12pt" style:font-weight-asian="bold" style:font-size-complex="12pt" style:font-weight-complex="bold"/>
    </style:style>
    <style:style style:name="P13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color="#000000" loext:opacity="100%" style:font-name="Liberation Serif" fo:font-size="12pt" fo:font-weight="bold" officeooo:rsid="0074e276" officeooo:paragraph-rsid="0074e276" style:font-size-asian="12pt" style:font-weight-asian="bold" style:font-size-complex="12pt" style:font-weight-complex="bold"/>
    </style:style>
    <style:style style:name="P131"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9af921" officeooo:paragraph-rsid="009af921"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393896"/>
    </style:style>
    <style:style style:name="T2" style:family="text">
      <style:text-properties officeooo:rsid="005b2d20"/>
    </style:style>
    <style:style style:name="T3" style:family="text">
      <style:text-properties officeooo:rsid="0080b1fe"/>
    </style:style>
    <style:style style:name="T4" style:family="text">
      <style:text-properties officeooo:rsid="005c3633"/>
    </style:style>
    <style:style style:name="T5" style:family="text">
      <style:text-properties officeooo:rsid="00341d57"/>
    </style:style>
    <style:style style:name="T6" style:family="text">
      <style:text-properties fo:color="#1c1c1c" loext:opacity="100%" fo:font-style="italic" style:text-underline-style="solid" style:text-underline-width="auto" style:text-underline-color="font-color" style:font-style-asian="italic" style:font-style-complex="italic"/>
    </style:style>
    <style:style style:name="T7" style:family="text">
      <style:text-properties fo:color="#c9211e" loext:opacity="100%"/>
    </style:style>
    <style:style style:name="T8" style:family="text">
      <style:text-properties fo:color="#c9211e" loext:opacity="100%" style:text-underline-style="solid" style:text-underline-width="auto" style:text-underline-color="font-color"/>
    </style:style>
    <style:style style:name="T9" style:family="text">
      <style:text-properties fo:color="#c9211e" loext:opacity="100%" officeooo:rsid="005da3e0"/>
    </style:style>
    <style:style style:name="T10" style:family="text">
      <style:text-properties fo:color="#c9211e" loext:opacity="100%" officeooo:rsid="0059ea7d"/>
    </style:style>
    <style:style style:name="T11" style:family="text">
      <style:text-properties fo:color="#c9211e" loext:opacity="100%" officeooo:rsid="00487e83"/>
    </style:style>
    <style:style style:name="T12" style:family="text">
      <style:text-properties officeooo:rsid="00376d39"/>
    </style:style>
    <style:style style:name="T13" style:family="text">
      <style:text-properties officeooo:rsid="003ca55e"/>
    </style:style>
    <style:style style:name="T14" style:family="text">
      <style:text-properties fo:font-weight="bold" style:font-weight-asian="bold" style:font-weight-complex="bold"/>
    </style:style>
    <style:style style:name="T15" style:family="text">
      <style:text-properties fo:font-weight="bold" officeooo:rsid="0035810a" style:font-weight-asian="bold" style:font-weight-complex="bold"/>
    </style:style>
    <style:style style:name="T16" style:family="text">
      <style:text-properties fo:font-weight="bold" officeooo:rsid="00519e4c" style:font-weight-asian="bold" style:font-weight-complex="bold"/>
    </style:style>
    <style:style style:name="T17" style:family="text">
      <style:text-properties fo:font-weight="bold" officeooo:rsid="005cd3ee" style:font-weight-asian="bold" style:font-weight-complex="bold"/>
    </style:style>
    <style:style style:name="T18" style:family="text">
      <style:text-properties officeooo:rsid="003cf640"/>
    </style:style>
    <style:style style:name="T19" style:family="text">
      <style:text-properties officeooo:rsid="003ee4f8"/>
    </style:style>
    <style:style style:name="T20" style:family="text">
      <style:text-properties officeooo:rsid="004086f5"/>
    </style:style>
    <style:style style:name="T21" style:family="text">
      <style:text-properties officeooo:rsid="0040cff4"/>
    </style:style>
    <style:style style:name="T22" style:family="text">
      <style:text-properties officeooo:rsid="004111c6"/>
    </style:style>
    <style:style style:name="T23" style:family="text">
      <style:text-properties officeooo:rsid="00420039"/>
    </style:style>
    <style:style style:name="T24" style:family="text">
      <style:text-properties officeooo:rsid="00424586"/>
    </style:style>
    <style:style style:name="T25" style:family="text">
      <style:text-properties officeooo:rsid="0047a7b4"/>
    </style:style>
    <style:style style:name="T26" style:family="text">
      <style:text-properties officeooo:rsid="00487e83"/>
    </style:style>
    <style:style style:name="T27" style:family="text">
      <style:text-properties fo:color="#000000" loext:opacity="100%"/>
    </style:style>
    <style:style style:name="T28" style:family="text">
      <style:text-properties fo:color="#000000" loext:opacity="100%" officeooo:rsid="004c0855"/>
    </style:style>
    <style:style style:name="T29" style:family="text">
      <style:text-properties fo:color="#000000" loext:opacity="100%" officeooo:rsid="004da602"/>
    </style:style>
    <style:style style:name="T30" style:family="text">
      <style:text-properties fo:color="#000000" loext:opacity="100%" officeooo:rsid="005334d2"/>
    </style:style>
    <style:style style:name="T31" style:family="text">
      <style:text-properties fo:color="#000000" loext:opacity="100%" officeooo:rsid="00487e83"/>
    </style:style>
    <style:style style:name="T32" style:family="text">
      <style:text-properties fo:color="#000000" loext:opacity="100%" officeooo:rsid="0054ffbb"/>
    </style:style>
    <style:style style:name="T33" style:family="text">
      <style:text-properties fo:color="#000000" loext:opacity="100%" officeooo:rsid="0059ea7d"/>
    </style:style>
    <style:style style:name="T34" style:family="text">
      <style:text-properties fo:color="#000000" loext:opacity="100%" officeooo:rsid="006116af"/>
    </style:style>
    <style:style style:name="T35" style:family="text">
      <style:text-properties fo:color="#000000" loext:opacity="100%" officeooo:rsid="006f5c62"/>
    </style:style>
    <style:style style:name="T36" style:family="text">
      <style:text-properties officeooo:rsid="00497f59"/>
    </style:style>
    <style:style style:name="T37" style:family="text">
      <style:text-properties fo:font-variant="normal" fo:text-transform="none" fo:color="#000000" loext:opacity="100%" fo:letter-spacing="normal" fo:font-style="normal" fo:font-weight="normal"/>
    </style:style>
    <style:style style:name="T38" style:family="text">
      <style:text-properties fo:font-variant="normal" fo:text-transform="none" fo:color="#000000" loext:opacity="100%" fo:letter-spacing="normal" fo:font-style="normal" fo:font-weight="normal" officeooo:rsid="004b14be"/>
    </style:style>
    <style:style style:name="T39" style:family="text">
      <style:text-properties fo:font-variant="normal" fo:text-transform="none" fo:color="#000000" loext:opacity="100%" fo:letter-spacing="normal" fo:font-style="normal" fo:font-weight="normal" officeooo:rsid="004da602"/>
    </style:style>
    <style:style style:name="T40" style:family="text">
      <style:text-properties officeooo:rsid="004b14be"/>
    </style:style>
    <style:style style:name="T41" style:family="text">
      <style:text-properties officeooo:rsid="004c0855"/>
    </style:style>
    <style:style style:name="T42" style:family="text">
      <style:text-properties officeooo:rsid="004da602"/>
    </style:style>
    <style:style style:name="T43" style:family="text">
      <style:text-properties officeooo:rsid="004e5620"/>
    </style:style>
    <style:style style:name="T44" style:family="text">
      <style:text-properties officeooo:rsid="004fa902"/>
    </style:style>
    <style:style style:name="T45" style:family="text">
      <style:text-properties officeooo:rsid="005016f6"/>
    </style:style>
    <style:style style:name="T46" style:family="text">
      <style:text-properties fo:color="#bf0041" loext:opacity="100%"/>
    </style:style>
    <style:style style:name="T47" style:family="text">
      <style:text-properties officeooo:rsid="00519e4c"/>
    </style:style>
    <style:style style:name="T48" style:family="text">
      <style:text-properties officeooo:rsid="00521e7a"/>
    </style:style>
    <style:style style:name="T49" style:family="text">
      <style:text-properties officeooo:rsid="005334d2"/>
    </style:style>
    <style:style style:name="T50" style:family="text">
      <style:text-properties officeooo:rsid="005741b3"/>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text-underline-style="none" officeooo:rsid="0057e9d6"/>
    </style:style>
    <style:style style:name="T54" style:family="text">
      <style:text-properties officeooo:rsid="0057e9d6"/>
    </style:style>
    <style:style style:name="T55" style:family="text">
      <style:text-properties officeooo:rsid="00586d48"/>
    </style:style>
    <style:style style:name="T56" style:family="text">
      <style:text-properties officeooo:rsid="005cd3ee"/>
    </style:style>
    <style:style style:name="T57" style:family="text">
      <style:text-properties officeooo:rsid="005da3e0"/>
    </style:style>
    <style:style style:name="T58" style:family="text">
      <style:text-properties officeooo:rsid="005f756f"/>
    </style:style>
    <style:style style:name="T59" style:family="text">
      <style:text-properties officeooo:rsid="0065bd4a"/>
    </style:style>
    <style:style style:name="T60" style:family="text">
      <style:text-properties officeooo:rsid="006a1c70"/>
    </style:style>
    <style:style style:name="T61" style:family="text">
      <style:text-properties officeooo:rsid="006ada04"/>
    </style:style>
    <style:style style:name="T62" style:family="text">
      <style:text-properties officeooo:rsid="006b3b41"/>
    </style:style>
    <style:style style:name="T63" style:family="text">
      <style:text-properties officeooo:rsid="006ce3de"/>
    </style:style>
    <style:style style:name="T64" style:family="text">
      <style:text-properties officeooo:rsid="006d4ef7"/>
    </style:style>
    <style:style style:name="T65" style:family="text">
      <style:text-properties officeooo:rsid="006db8c8"/>
    </style:style>
    <style:style style:name="T66" style:family="text">
      <style:text-properties officeooo:rsid="006f5c62"/>
    </style:style>
    <style:style style:name="T67" style:family="text">
      <style:text-properties officeooo:rsid="0070a068"/>
    </style:style>
    <style:style style:name="T68" style:family="text">
      <style:text-properties officeooo:rsid="00720008"/>
    </style:style>
    <style:style style:name="T69" style:family="text">
      <style:text-properties officeooo:rsid="0073f62c"/>
    </style:style>
    <style:style style:name="T70" style:family="text">
      <style:text-properties officeooo:rsid="007aadbb"/>
    </style:style>
    <style:style style:name="T71" style:family="text">
      <style:text-properties officeooo:rsid="00863bae"/>
    </style:style>
    <style:style style:name="T72" style:family="text">
      <style:text-properties officeooo:rsid="008900ba"/>
    </style:style>
    <style:style style:name="T73" style:family="text">
      <style:text-properties officeooo:rsid="008a11f7"/>
    </style:style>
    <style:style style:name="T74" style:family="text">
      <style:text-properties officeooo:rsid="008b89c0"/>
    </style:style>
    <style:style style:name="T75" style:family="text">
      <style:text-properties officeooo:rsid="008cb9cc"/>
    </style:style>
    <style:style style:name="T76" style:family="text">
      <style:text-properties officeooo:rsid="008f0bd7"/>
    </style:style>
    <style:style style:name="T77" style:family="text">
      <style:text-properties officeooo:rsid="00912e50"/>
    </style:style>
    <style:style style:name="T78" style:family="text">
      <style:text-properties officeooo:rsid="00925976"/>
    </style:style>
    <style:style style:name="T79" style:family="text">
      <style:text-properties officeooo:rsid="00955662"/>
    </style:style>
    <style:style style:name="T80" style:family="text">
      <style:text-properties officeooo:rsid="009782d7"/>
    </style:style>
    <style:style style:name="T81" style:family="text">
      <style:text-properties officeooo:rsid="00984290"/>
    </style:style>
    <style:style style:name="T82" style:family="text">
      <style:text-properties officeooo:rsid="009af92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73cm" fo:text-indent="-0.635cm" fo:margin-left="7.073cm"/>
        </style:list-level-properties>
      </text:list-level-style-bullet>
    </text:list-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variable-decls>
        <text:variable-decl office:value-type="string" text:name="NOMBE"/>
        <text:variable-decl office:value-type="string" text:name="nombre"/>
        <text:variable-decl office:value-type="float" text:name="año"/>
        <text:variable-decl office:value-type="string" text:name="Fecha"/>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span text:style-name="T50">INSTRUCCIONES DE USO DEL </text:span>AUTO-COMPLETADO</text:p>
      <text:p text:style-name="P78"/>
      <text:p text:style-name="P79">Este documento ha sido realizado para auto-completarse con los datos que se inserten previamente en esta página.</text:p>
      <text:p text:style-name="P79">Para que funcione adecuadamente, es aconsejable utilizar el software “LibreOffice Writer”.</text:p>
      <text:p text:style-name="P79">Para el auto-completado hay que hacer doble-clic en los parámetros que aparecen <text:span text:style-name="T51">subrayados</text:span><text:span text:style-name="T52"> a continuación y luego inse</text:span><text:span text:style-name="T53">rtar</text:span><text:span text:style-name="T52"> el parámetro correspondiente en la ventana emergente:</text:span></text:p>
      <text:p text:style-name="P78"/>
      <text:p text:style-name="P71">Nombre del muerto en mayúsculas: <text:span text:style-name="T6"><text:variable-set text:name="NOMBE" office:value-type="string">JUAN PEREZ</text:variable-set></text:span></text:p>
      <text:p text:style-name="P71"/>
      <text:p text:style-name="P71">Nombre del vivo en minúsculas: <text:span text:style-name="T8"><text:variable-set text:name="nombre" office:value-type="string">Juan: Perez</text:variable-set></text:span></text:p>
      <text:p text:style-name="P71"/>
      <text:p text:style-name="P72">Fecha de nacimiento (sin año y el mes en letras) <text:span text:style-name="T51"><text:variable-set text:name="Fecha" office:value-type="string">19 de enero</text:variable-set></text:span></text:p>
      <text:p text:style-name="P71"/>
      <text:p text:style-name="P71">Año de nacimiento: <text:span text:style-name="T51"><text:variable-set text:name="año" office:value-type="float" office:value="1990" style:data-style-name="N1">1990</text:variable-set></text:span></text:p>
      <text:p text:style-name="P83"/>
      <text:p text:style-name="P71"/>
      <text:p text:style-name="P112">GUÍA DE USO</text:p>
      <text:p text:style-name="P73"/>
      <text:p text:style-name="P80">Esta es una notificación de derecho de autor (copyright) en derecho consuetudinario, que incluye un contracto auto-ejecutable / acuerdo de seguridad para el uso sin autorización del nombre legal por parte de las corporaciones privadas tales como los Estados, Entes locales, Entes judiciales, Empresas privadas, privados en ejercicio de sus actividades profesionales o domésticas, etc.</text:p>
      <text:p text:style-name="P80">Para que la reserva de derechos de autor en derecho consuetudinario y el acuerdo de seguridad sean plenamente efectivos, necesitan ser públicos, y estar publicados por un tiempo mínimo de tres meses antes de tener fuerza ejecutiva.</text:p>
      <text:p text:style-name="P81"><text:span text:style-name="T54">Si transcurridos los tres meses de la primera publicación no se ha presentado ningún reclamo u oposición a esta reserva </text:span><text:span text:style-name="T55">de derechos, se entenderán debidamente notificados todos los posibles usuarios sin autorización de los derechos reservados y se consideraran aceptadas las condiciones del acuerdo de seguridad.</text:span></text:p>
      <text:p text:style-name="P74"/>
      <text:p text:style-name="P126"/>
      <text:p text:style-name="P77"/>
      <text:p text:style-name="P113">PARA LOS SOBERANOS REML</text:p>
      <text:p text:style-name="P113"/>
      <text:p text:style-name="P82">Este documento ha sido creado para ser utilizado por cualquier ser, sea cual sea su nivel de Soberano, o sea o no poseedor de una REML o de cualquier otra ficción jurídica.</text:p>
      <text:p text:style-name="P82">Si sois Soberanos de la REML y queréis que sea la persona de la REML la <text:span text:style-name="T76">propietaria</text:span> de los derechos de autor del nombre legal, podéis poner, en el campo “nombre del vivo” el nombre de vuestra documentación REML seguido del símbolo <text:span text:style-name="T33">®.</text:span></text:p>
      <text:p text:style-name="P74"/>
      <text:p text:style-name="P74"/>
      <text:p text:style-name="P74"/>
      <text:p text:style-name="P74"/>
      <text:p text:style-name="P74"/>
      <text:p text:style-name="P74"/>
      <text:p text:style-name="P74"/>
      <text:p text:style-name="P74"/>
      <text:p text:style-name="P125">NOTIFICACIÓN DE DERECHOS DE AUTOR (COPYRIGHT)</text:p>
      <text:p text:style-name="P114">EN DERECHO CONSUETUDINARIO</text:p>
      <text:p text:style-name="P75"/>
      <text:p text:style-name="P84">Todos los derechos reservados en cuanto a los derechos de autor en derecho consuetudinario del nombre comercial marca registrada <text:variable-get text:name="NOMBE">JUAN PEREZ</text:variable-get>©® así como cualquier y todo derivado y variación en la ortografía de <text:variable-get text:name="NOMBE">JUAN PEREZ</text:variable-get>©® nombre comercial/marca registrada®<text:span text:style-name="T5"> </text:span>-<text:span text:style-name="T5"> </text:span>Derechos de Autor (Copyright)© <text:variable-get text:name="año" style:data-style-name="N1">1990</text:variable-get>; por <text:span text:style-name="T7"><text:variable-get text:name="nombre">Juan: Perez</text:variable-get></text:span><text:span text:style-name="T7">©</text:span>. </text:p>
      <text:p text:style-name="P84">Este nombre comercial/marca registrada, <text:span text:style-name="T27">©®</text:span>, no puede ser usado ni reproducido en su totalidad, en parte, o de ninguna manera en absoluto, sin el consentimiento previo, expresado por escrito y el reconocimiento de este permiso por parte de <text:span text:style-name="T7"><text:variable-get text:name="nombre">Juan: Perez</text:variable-get></text:span><text:span text:style-name="T7">©</text:span> estipulado por u<text:span text:style-name="T18">n autógrafo</text:span> en tinta Roja por parte de <text:span text:style-name="T7"><text:variable-get text:name="nombre">Juan: Perez</text:variable-get></text:span><text:span text:style-name="T7">©</text:span>, (en lo sucesivo denominado "Acreedor").</text:p>
      <text:p text:style-name="P85"/>
      <text:p text:style-name="P86"><text:span text:style-name="T19">Quedan reservados los derechos de autor en derecho consuetudinario de todos los documentos</text:span>, <text:span text:style-name="T19">sea en formato físico o digital, sea por escrito o por otros medios, </text:span><text:span text:style-name="T26">como todos y cualquier otro material </text:span><text:span text:style-name="T19">que hagan referencia a </text:span><text:span text:style-name="T19"><text:variable-get text:name="NOMBE">JUAN PEREZ</text:variable-get></text:span><text:span text:style-name="T19">©®, así como cualquier y todo derivado y variación en la ortografía de </text:span><text:span text:style-name="T19"><text:variable-get text:name="NOMBE">JUAN PEREZ</text:variable-get></text:span><text:span text:style-name="T19">©®</text:span> incluidos, entre otros:</text:p>
      <text:p text:style-name="P87"><text:span text:style-name="T20">T</text:span>odos los medios de <text:span text:style-name="T20">acreditación</text:span> personal de <text:span text:style-name="T21"><text:variable-get text:name="NOMBE">JUAN PEREZ</text:variable-get></text:span><text:span text:style-name="T21">©®,</text:span> <text:span text:style-name="T22">tales</text:span> como; </text:p>
      <text:p text:style-name="P87"><text:span text:style-name="T21">Número de documento nacional de identidad,</text:span> <text:span text:style-name="T20">número de identificación fiscal</text:span>, número de certificado de nacimiento, número de seguro social, número de licencia de conducir, <text:span text:style-name="T20">número de pasaporte </text:span><text:span text:style-name="T21">o cualquier otro documento acreditativo expedido por un tercero;</text:span></text:p>
      <text:p text:style-name="P88"><text:span text:style-name="T22">Todos los factores de identificación corporal </text:span><text:span text:style-name="T24">relacionados con</text:span><text:span text:style-name="T22"> </text:span><text:span text:style-name="T21"><text:variable-get text:name="NOMBE">JUAN PEREZ</text:variable-get></text:span><text:span text:style-name="T21">©®</text:span><text:span text:style-name="T22">, tales como; todas las huellas dactilares, pisadas, marcas </text:span><text:span text:style-name="T23">de</text:span><text:span text:style-name="T22"> pulgares, </text:span><text:span text:style-name="T23">marcas de </text:span><text:span text:style-name="T22">manos </text:span><text:span text:style-name="T23">o </text:span><text:span text:style-name="T22">pies, materiales de ARN, materiales de ADN, sangre </text:span><text:span text:style-name="T23">o</text:span><text:span text:style-name="T22"> fracciones de sangre, otros fluidos corporales, cabello, dientes, uñas </text:span><text:span text:style-name="T23">o materia de cualquier tipo, muestras de aliento, huella o grabación de voz, imagen retiniana o su descripción y cualquier imagen visual o </text:span><text:span text:style-name="T22">fotográfica, </text:span><text:span text:style-name="T24">así como t</text:span><text:span text:style-name="T23">odos los </text:span><text:span text:style-name="T24">re</text:span><text:span text:style-name="T82"> </text:span><text:span text:style-name="T24">gistros</text:span><text:span text:style-name="T23"> y números de registro, incluidos los resultados, registrados o no, de todas y cada una de </text:span>las pruebas realizadas en cualquier material relacionado con <text:span text:style-name="T21"><text:variable-get text:name="NOMBE">JUAN PEREZ</text:variable-get></text:span><text:span text:style-name="T21">©®.</text:span></text:p>
      <text:p text:style-name="P89"/>
      <text:p text:style-name="P90">Todos estos derechos se reservan por parte de <text:span text:style-name="T7"><text:variable-get text:name="nombre">Juan: Perez</text:variable-get></text:span><text:span text:style-name="T7">© </text:span><text:span text:style-name="T27">con efecto nunc pro tunc a fecha </text:span><text:span text:style-name="T27"><text:variable-get text:name="Fecha">19 de enero</text:variable-get></text:span><text:span text:style-name="T27"><text:s/>del año de Nuestro Señor </text:span><text:span text:style-name="T27"><text:variable-get text:name="año" style:data-style-name="N0">1990</text:variable-get></text:span><text:span text:style-name="T27">.</text:span></text:p>
      <text:p text:style-name="P43"/>
      <text:p text:style-name="P91">Con la intención de ser contractualmente atado, cualquier Persona Jurídica, así como cualquier agente de esta Persona Jurídica, autorizan y están de acuerdo por medio de esta Notificación de Derechos de Autor en Derecho Consuetudinario que, <text:span text:style-name="T25">ni </text:span>esta Persona Jurídica, ni el agente de este, deben mostrar, ni usar de cualquier manera, el nombre comercial/marca registrada, ni los derechos de autor (copyright) en derecho consuetudinario descrito aquí, como tampoco cualquier derivado de, o cualquier variación en la ortografía del nombre <text:span text:style-name="T13">"</text:span><text:variable-get text:name="NOMBE">JUAN PEREZ</text:variable-get><text:span text:style-name="T13">"</text:span>©® sin el consentimiento previo, expresado por escrito y la confirmación de este permiso por parte del Acreedor estipulado por <text:span text:style-name="T19">el autógrafo</text:span> del Acreedor en tinta roja. <text:span text:style-name="T12">El</text:span> acreedor no concede, ni da a entender, y de ninguna manera da el consentimiento para cualquier uso no autorizado de <text:variable-get text:name="NOMBE">JUAN PEREZ</text:variable-get>©®, y cualquier uso no autorizado está estrictamente prohibido.</text:p>
      <text:p text:style-name="P110"/>
      <text:p text:style-name="P92"/>
      <text:p text:style-name="P92"/>
      <text:p text:style-name="P92"/>
      <text:p text:style-name="P92"/>
      <text:p text:style-name="P92"/>
      <text:p text:style-name="P92"/>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15"><text:soft-page-break/><text:span text:style-name="T14">Contrato Auto</text:span><text:span text:style-name="T15">-</text:span><text:span text:style-name="T17">e</text:span><text:span text:style-name="T14">jecutable / Acuerdo de Seguridad en el evento de uso no autorizado</text:span></text:p>
      <text:p text:style-name="P116">Contrato privado <text:span text:style-name="T69">s</text:span><text:span text:style-name="T34">egún </text:span><text:span text:style-name="T27">UNIDROIT© 2016 </text:span><text:span text:style-name="T35">y redactado en lengua castellana según el </text:span></text:p>
      <text:p text:style-name="P54"><text:span text:style-name="T68">Diccionario de la lengua</text:span><text:span text:style-name="T66"> Española </text:span><text:span text:style-name="T68">de la RAE </text:span><text:span text:style-name="T66">del </text:span><text:span text:style-name="T67">año </text:span><text:span text:style-name="T69">2014</text:span></text:p>
      <text:p text:style-name="P117"><text:s/></text:p>
      <text:p text:style-name="P95">Por medio de<text:span text:style-name="T77">l presente Contrato Auto-ejecutable</text:span>, tanto la persona jurídica <text:span text:style-name="T77">como</text:span> su agente (en lo sucesivo se les denominará en el presente instrumento, conjuntamente y respectivamente, "Usuario") dan su consentimiento y están de acuerdo que cualquier uso del nombre comercial/<text:span text:style-name="T77">marca registrada</text:span> "<text:variable-get text:name="NOMBE">JUAN PEREZ</text:variable-get>©®" <text:span text:style-name="T78">o de algunos de los derechos reservados</text:span>, sin la autorización previa de <text:span text:style-name="T11"><text:variable-get text:name="nombre">Juan: Perez</text:variable-get></text:span><text:span text:style-name="T11">© </text:span>(en lo sucesivo se les denominará en el presente instrumento, "<text:span text:style-name="T77">Acreedor"</text:span>), constituye el uso no autorizado de la propiedad del Acreedor protegida por los derechos de autor, y significa que el "Usuario":</text:p>
      <text:p text:style-name="P94"><text:s/></text:p>
      <text:p text:style-name="P96">(1) <text:span text:style-name="T36">O</text:span>torga al Acreedor un interés de seguridad en toda la propiedad del "Usuario" e interés en propiedad por la suma invariable en cantidad de 1.<text:span text:style-name="T36">000</text:span> <text:span text:style-name="T37">Onza</text:span><text:span text:style-name="T38">s</text:span><text:span text:style-name="T37"> </text:span><text:span text:style-name="T38">T</text:span><text:span text:style-name="T37">roy </text:span><text:span text:style-name="T38">de Oro</text:span> (<text:span text:style-name="T40">Mil Onzas Troy de Oro puro al 95%</text:span>) o su equivalente en <text:span text:style-name="T40">Moneda Fiduciaria de curso legal de uso común por el Acreedor</text:span>, por cada uso del nombre comercial/marca registrada <text:span text:style-name="T40">o de otros elementos que hagan referencia a</text:span> <text:variable-get text:name="NOMBE">JUAN PEREZ</text:variable-get>©®, o <text:span text:style-name="T40">por</text:span> cada acontecimiento de uso (violación/infracción), más el triple de los daños ocasionados por el uso, más cost<text:span text:style-name="T40">as</text:span> <text:span text:style-name="T40">de facturación y envío</text:span>, más <text:span text:style-name="T41">500 (Quinientos) </text:span><text:span text:style-name="T37">Onza</text:span><text:span text:style-name="T38">s</text:span><text:span text:style-name="T37"> </text:span><text:span text:style-name="T38">T</text:span><text:span text:style-name="T37">roy </text:span><text:span text:style-name="T38">de Oro</text:span> o su equivalente en <text:span text:style-name="T40">Moneda Fiduciaria de curso legal de uso común por el Acreedor</text:span>, cada<text:span text:style-name="T82"> veinticuatro</text:span> (24) horas siguientes, como también por todo y cada uso de cualquier y todo derivado de "<text:variable-get text:name="NOMBE">JUAN PEREZ</text:variable-get>©®" y variación en la orto<text:span text:style-name="T36">g</text:span>rafía de,"<text:variable-get text:name="NOMBE">JUAN PEREZ</text:variable-get>©® <text:span text:style-name="T56">o de otros elementos que hagan referencia a </text:span><text:span text:style-name="T56"><text:variable-get text:name="NOMBE">JUAN PEREZ</text:variable-get></text:span><text:span text:style-name="T56">©®</text:span>."</text:p>
      <text:p text:style-name="P97"/>
      <text:p text:style-name="P97">(2) <text:span text:style-name="T41">C</text:span>ertifica/autentifica automáticamente este Acuerdo de Seguridad en donde el "Usuario" entrega en garantía toda la propiedad del "Usuario'', es decir todo bien de consum<text:span text:style-name="T62">o</text:span>, producto agrario, inventario, maquinaria, dinero, propiedad de inversión, reclamación/demanda comercial debido a agravios/daños, carta de crédito, derecho a toda carta de crédito, documento(s) de bien mueble, instrumento(s) de título valor, cuenta de ahorro o cualquier tipo de cuenta en banco, documento(s) de valor, tangible(s) e intangible(s) en general, y todo interés del "Usuario" en toda propiedad mencionada anteriormente, ahora poseída y adquiridas en un futuro, dondequiera que esté ubicada, como Colateral para asegurar <text:span text:style-name="T41">l</text:span>a obligación contractual del "Usuario" a favor de<text:span text:style-name="T80">l Acreedor</text:span> <text:span text:style-name="T41">p</text:span>or el uso no autorizado, <text:span text:style-name="T41">p</text:span>or parte del "Usuario", de los derechos de autor, propiedad de<text:span text:style-name="T41">l</text:span> Acreedor;</text:p>
      <text:p text:style-name="P98"/>
      <text:p text:style-name="P98">(3) <text:span text:style-name="T41">A</text:span>utoriza y <text:span text:style-name="T27">está de acuerdo con que </text:span><text:span text:style-name="T28">el </text:span><text:span text:style-name="T27">Acreedor presente/someta una Declaración de </text:span><text:span text:style-name="T37">financiamiento</text:span><text:span text:style-name="T41"> </text:span>del Código Uniforme de Comercio <text:span text:style-name="T42">(UCC) </text:span>en donde el "Usuario" es el Deudor y <text:span text:style-name="T7"><text:variable-get text:name="nombre">Juan: Perez</text:variable-get></text:span><text:span text:style-name="T7">©</text:span>, es <text:span text:style-name="T42">el</text:span> Acreedor, que puede llevar a cabo un proceso equivalente <text:span text:style-name="T42">en cualquier otro estado distinto a Estados Unidos.</text:span></text:p>
      <text:p text:style-name="P44"/>
      <text:p text:style-name="P98"><text:span text:style-name="T27">(4) </text:span><text:span text:style-name="T29">A</text:span><text:span text:style-name="T27">utoriza y está de acuerdo que la mencionada Declaración de</text:span><text:span text:style-name="T37"> </text:span><text:span text:style-name="T39">F</text:span><text:span text:style-name="T37">inanciamiento</text:span> del Código Uniforme de Comercio descrita en el Párrafo "(3)" es una Declaración de <text:span text:style-name="T29">F</text:span><text:span text:style-name="T37">inanciamiento</text:span> persistente, y adicionalmente está de acuerdo y autoriza a<text:span text:style-name="T42">l</text:span> Acreedor(es) <text:span text:style-name="T42">q</text:span>ue continúe con cualquier Declaración de Financiamiento necesaria para mantener perfeccionado el interés de seguridad de<text:span text:style-name="T42">l</text:span> Acreedor sobre toda la propiedad he interés de propiedad del "Usuario" entregada en garantía/pignorada como Colateral en el Acuerdo de Seguridad descrito previamente en el párrafo "(2)", hasta que la obligación contractual del "Usuario" haya estado totalmente satisfecha;</text:p>
      <text:p text:style-name="P98"/>
      <text:p text:style-name="P98">(5) <text:span text:style-name="T42">A</text:span>utoriza a<text:span text:style-name="T42">l</text:span> Acreedor para que <text:span text:style-name="T42">p</text:span>resente/someta cualquier Declaración de <text:span text:style-name="T29">F</text:span><text:span text:style-name="T37">inanciamiento</text:span> del C<text:span text:style-name="T82">o</text:span>di<text:span text:style-name="T82">g</text:span>o Uniforme de Comercio, como previamente descrito en el párrafo "(3)" así como en el párrafo "(4)" y presente/someta cualquier Acuerdo de Seguridad, como está descrito previamente en el párrafo "(2)" en la oficina adecuada del Código Uniforme de Comercio;</text:p>
      <text:p text:style-name="P98"/>
      <text:p text:style-name="P98">(6) <text:span text:style-name="T42">A</text:span>utoriza y está de acuerdo con que el hecho de presentar/someter cualquier y toda Declaración de Financiamiento descrita en el párrafo "(4)" y "(5)" no es, ni puede considerarse falsa/fraudulenta, y<text:span text:style-name="T82"> que el</text:span> "Usuario" no hará ninguna reclamación sobre cualquier Declaración de Financiamiento presentada/sometida es falsa/fraudulenta;</text:p>
      <text:p text:style-name="P98"/>
      <text:p text:style-name="P98">(7) <text:span text:style-name="T42">R</text:span>enuncia a toda su defensa;</text:p>
      <text:p text:style-name="P99"/>
      <text:p text:style-name="P99">(8) <text:span text:style-name="T42">N</text:span>ombra a<text:span text:style-name="T42">l</text:span> Acreedor como <text:span text:style-name="T42">el</text:span> Representante Legal Autorizado del "Usuario", y esto tomara efecto inmediatamente ocurra el incumplimiento del "Usuario" con respecto a las obligaciones contractuales del "Usuario" a favor del Acreedor como está expuesto a continuación bajo el subtítulo: "Términos De Pago" y "Términos De Incumplimiento De Pago", con autorización plena y poder concedido a los Acreedores para tomar parte en cualquier y todas las acciones en representación del "Usuario", incluso, pero no limitado por, la autenticación de una escritura pública en representación del "Usuario", cuando <text:span text:style-name="T42">el</text:span> Acreedor, a discreción propia, juzgue apropiado, y el "Usuario" automáticamente da autorización adicional y está de acuerdo que el nombramiento de<text:span text:style-name="T43">l</text:span> Acreedor como <text:span text:style-name="T43">el</text:span> Representante Legal Autorizado del "Usuario'', se haga efectivo inmediatamente<text:span text:style-name="T82"> </text:span>después del incumplimiento del pago por parte del "Usuario", es irrevocable y está conectado al interés asegurado. El "Usuario" también autoriza y está de acuerdo con todos los <text:soft-page-break/>términos adicionales que contiene este Contrato Auto-ejecutable/Acuerdo de Seguridad en el evento del uso no autorizado.</text:p>
      <text:p text:style-name="P92"/>
      <text:p text:style-name="P100"><text:span text:style-name="T14">Términos de pago:</text:span> con respecto a los honorarios/cost<text:span text:style-name="T43">a</text:span>s por el uso no autorizado de "<text:variable-get text:name="NOMBE">JUAN PEREZ</text:variable-get>©®" como está expuesto en los anteriores párrafos, el "Usuario" por medio del presente instrumento autoriza y está de acuerdo que el "Usuario" debe pagar al Acreedor todos los honorarios/cost<text:span text:style-name="T43">a</text:span>s por todo uso no autorizado en su totalidad diez (10) días <text:span text:style-name="T80">naturales a contar desde la</text:span> fecha de <text:span text:style-name="T80">recepción de</text:span> la factura <text:span text:style-name="T80">comercial</text:span> (en lo sucesivo denominada "factura") por parte de<text:span text:style-name="T43">l</text:span> Acreedor hacia el "Usuario", en el cual estarán listados todos los honorarios/cost<text:span text:style-name="T44">a</text:span>s.</text:p>
      <text:p text:style-name="P92"/>
      <text:p text:style-name="P111"><text:span text:style-name="T14">Términos De Incumplimiento De Pago:</text:span> En caso del no pago en su totalidad de todos los honorarios/cost<text:span text:style-name="T80">a</text:span>s por uso no autorizados por el "Usuario" diez (1<text:span text:style-name="T44">0</text:span>) días <text:span text:style-name="T80">naturales a contar desde la</text:span> fecha de <text:span text:style-name="T80">recepción de</text:span> la factura, el "Usuario" se considera que ha incumplido y:</text:p>
      <text:p text:style-name="P92"/>
      <text:p text:style-name="P92">(a) Toda propiedad del "Usuario" e interés en toda propiedad puesta en garantía/pignorada como Colateral por el "Usuario", como está expuesto en el párrafo "(2)", inmediatamente se convierte, es decir: es propiedad de<text:span text:style-name="T44">l</text:span> Acreedor;</text:p>
      <text:p text:style-name="P92"/>
      <text:p text:style-name="P92">(b) <text:span text:style-name="T44">El</text:span> Acreedor queda nombrado Representante Legal Autorizado del "Usuario" como está expuesto previamente en el párrafo (8); y</text:p>
      <text:p text:style-name="P92"/>
      <text:p text:style-name="P92">(<text:span text:style-name="T4">c</text:span>) <text:span text:style-name="T44">E</text:span>l "Usuario" autoriza y está de acuerdo en que <text:span text:style-name="T45">el</text:span> Acreedor, a su discreción, juzgue el momento apropiado para llevar a cabo <text:span text:style-name="T80">cualquier acción sobre la propiedad</text:span>, incluso, pero no limitado a: venta en subasta, después del incumplimiento de pago de "Usuario", y sin el aviso adicional, de cualquier y toda propiedad e intereses en la propiedad del "Usuario" que automáticamente pase a manos del Acreedor entregado como garantía/pignorada como Colateral por el "Usuario'', ahora propiedad de<text:span text:style-name="T45">l</text:span> Acreedor, con respecto a este "Contrato Auto ejecutable / Acuerdo de Seguridad en el evento de uso no autorizado".</text:p>
      <text:p text:style-name="P92"/>
      <text:p text:style-name="P92"><text:span text:style-name="T14">Términos Para Remediar El Incumplimiento De Pago:</text:span> En caso de que acontezca un incumplimiento de pago por parte del '"Usuario'', como está expuesto previamente bajo el subtítulo "<text:span text:style-name="T14">Términos De Incumplimiento de pago</text:span>", independientemente de cualquier y toda la anterior propiedad e interés en esta propiedad del "Usuario" en posesión de, así como deshecha por, <text:span text:style-name="T45">el </text:span>Acreedor, tal cual está autorizado previamente bajo "<text:span text:style-name="T14">Términos De Incumplimiento De Pago</text:span>", el "Usuario" puede remediar su incumplimiento de pago solamente con respecto al saldo de la anterior propiedad <text:span text:style-name="T45">y</text:span> intereses en propiedad del "Usuario", previamente entregada como Colateral, es decir, propiedad que no esté en posesión de, o que haya sido deshecha, por el Acreedor, dentro de un plazo de veinte (20) días <text:span text:style-name="T81">naturales </text:span>después de la fecha de incumplimiento por parte del "Usuario'' solamente por medio del pago en su totalidad.</text:p>
      <text:p text:style-name="P92"/>
      <text:p text:style-name="P101"><text:span text:style-name="T14">Términos Estrictos Para Un Procedimiento Ejecutivo Hipotecario:</text:span> <text:span text:style-name="T80">la falta de</text:span> pago por parte del Usuario en su totalidad de todos los honorarios/cost<text:span text:style-name="T80">a</text:span>s por el uso no autorizado listado(s) en la factura dentro del plazo de veinte (20) días <text:span text:style-name="T81">naturales </text:span>previamente mencionados para remediar el incumplimiento de pago como está expuesto bajo el subtítulo "Términos Para <text:span text:style-name="T81">Remediar</text:span> El Incumplimiento de pago", autoriza al Acreedor llevar a cabo un procedimiento ejecutivo hipotecario a cualquier y toda la propiedad restante e intereses a estas propiedades entregadas como Colateral por el "Usuario'', ahora propiedad del Acreedor, que aun el Acreedor no esté en posesión de, o por otra parte haya(n) sido deshecha<text:span text:style-name="T45">(</text:span>s) por, el Acreedor en un plazo de vencimiento de veinte (20) días <text:span text:style-name="T81">naturales</text:span> para llevar a cabo el <text:span text:style-name="T45">p</text:span>rocedimiento ejecutivo hi<text:span text:style-name="T45">p</text:span>otecario. Tomar posesión de la propiedad por parte del Acreedor está sujeto a los derechos de autor en derecho consuetudinario, Declaración de Financiamiento del Código Uniforme de Comercio y Acuerdo de Seguridad presentada/sometida a la oficina del Código Uniforme de Comercio. Dueño del Registro/Expediente:<text:span text:style-name="T46"> </text:span><text:span text:style-name="T7"><text:variable-get text:name="nombre">Juan: Perez</text:variable-get></text:span><text:span text:style-name="T7">©</text:span>, Derechos del Autor (Copyright)© <text:variable-get text:name="año" style:data-style-name="N0">1990</text:variable-get>, en Derecho Consuetudinario Firmado/Autografiado.</text:p>
      <text:p text:style-name="P92"/>
      <text:p text:style-name="P102"><text:span text:style-name="T14">Términos de Pago Por El Uso No Autorizado:</text:span> De acuerdo con honorarios/cost<text:span text:style-name="T4">a</text:span>s por el uso no autorizado del Nombre Comercial: "<text:variable-get text:name="NOMBE">JUAN PEREZ</text:variable-get>©®," como está anteriormente expuesto, el "Usuario", por medio del presente instrumento, autoriza y está de acuerdo que debe pagar a<text:span text:style-name="T47">l</text:span> Acreedor todos los honorarios/cost<text:span text:style-name="T4">a</text:span>s por el uso no autorizado en su totalidad <text:span text:style-name="T4">en los siguientes</text:span> diez (10) días <text:span text:style-name="T81">naturales </text:span><text:span text:style-name="T4">desde</text:span> la fecha de <text:span text:style-name="T4">recepción, por parte de</text:span><text:span text:style-name="T47">l</text:span><text:span text:style-name="T4"> "Usuario" de</text:span> la factura <text:span text:style-name="T4">enviada por el </text:span>Acreedor, en <text:span text:style-name="T47">el</text:span> cual <text:span text:style-name="T47">el </text:span>Acreedor hace un listado de todos los honorarios/cost<text:span text:style-name="T47">a</text:span>s.</text:p>
      <text:p text:style-name="P92"/>
      <text:p text:style-name="P101"><text:span text:style-name="T14">Términos de Incumplimiento De Pa</text:span><text:span text:style-name="T16">g</text:span><text:span text:style-name="T14">o:</text:span> En caso del no pago en su totalidad de todos los honorarios/cost<text:span text:style-name="T81">a</text:span>s por el uso no autorizado por parte del "Usuario" diez (10) días después de la fecha de ser enviada la factura, el "Usuario" habrá incumplido con esta obligación y: </text:p>
      <text:p text:style-name="P101"/>
      <text:p text:style-name="P101">(a) <text:span text:style-name="T47">T</text:span>oda propiedad del "Usuario" e interés en toda propiedad entregada/pignorada como Colateral por el "Usuario", como está expuesto en el párrafo "(2)", inmediatamente se convierte, es decir ya es, propiedad de<text:span text:style-name="T47">l</text:span> Acreedor; </text:p>
      <text:p text:style-name="P103"/>
      <text:p text:style-name="P103"><text:soft-page-break/>(b) <text:span text:style-name="T47">El</text:span> Acreedor queda designad<text:span text:style-name="T48">o</text:span>/nombrad<text:span text:style-name="T48">o</text:span> Representante Legal Autorizada del "Usuario". Como está expuesto<text:span text:style-name="T1"> </text:span>previamente en el párrafo "<text:span text:style-name="T47">(</text:span>l)" y "(2)", el "Usuario" autoriza, y está de acuerdo, con que el Acreedor pueda tomar posesión de, así como deshacerse de cualquier manera en la cual el Acreedor, a su discreción, juzgue apropiado, incluso, pero no limitado por, venta en subasta, en cualquier momento después del incumplimiento de pago por el "Usuario" y sin el aviso adicional, cualquier y toda la anterior propiedad e intereses en la propiedad del "Usuario" entre<text:span text:style-name="T47">g</text:span>a<text:span text:style-name="T47">da</text:span>/pignorada como Colateral por el Usuario, ahora propiedad de<text:span text:style-name="T47">l</text:span> Acreedor, <text:span text:style-name="T48">con respecto</text:span> a este "C<text:span text:style-name="T48">o</text:span>ntrato Auto-ejecutable / Acuerdo de Se<text:span text:style-name="T48">g</text:span>uridad en el evento de uso no autorizado", <text:span text:style-name="T48">que el Acreedor, de nuevo a su discreción,</text:span> juzgue apropiado y que los "<text:span text:style-name="T14">Términos Para Remediar El Incumplimiento De Pago</text:span>" en caso del acontecimiento de un incumplimiento, como está expuesto previamente bajo el subtítulo "<text:span text:style-name="T14">Términos de Incumplimiento De Pago</text:span>" independientemente de alguno y toda l<text:span text:style-name="T48">a </text:span>anterior <text:span text:style-name="T48">propiedad del "Usuario</text:span>" e<text:span text:style-name="T48">n</text:span> <text:span text:style-name="T48">intereses</text:span> en la propiedad en la <text:span text:style-name="T48">posesión</text:span> de, así como deshecha por, el Acreedor, autorizado previamente bajo el subtítulo "<text:span text:style-name="T14">Términos De Incumplimiento De Pago</text:span>", el "Usuario" puede remediar su incumplimiento de pago solo con respecto al restante de <text:span text:style-name="T48">l</text:span>a(s) propiedad(es) e interés(es) en <text:span text:style-name="T48">l</text:span>a propiedad antes entregada/pignorada como Colateral que aún no esté(n) en la posesión de, ni haya(n) sido deshecha(s) por el Acreedor dentro de un plazo de veinte (20) días de la fecha de incumplimiento de pago por parte del "Usuario" y solo por el pago en su totalidad.</text:p>
      <text:p text:style-name="P92"/>
      <text:p text:style-name="P104"><text:span text:style-name="T14">Términos Estrictos Para Un Procedimiento Ejecutivo Hipotecario:</text:span> <text:span text:style-name="T4">La falta de pago</text:span> por parte del "Usuario" en su totalidad de todos los honorarios/cost<text:span text:style-name="T49">a</text:span>s por uso no autorizado, listados en la "factura'', dentro del plazo de veinte (20) días para remediar el incumplimiento de pago, como está expuesto previamente bajo el subtítulo "<text:span text:style-name="T14">Términos Para Curar El Incumplimiento De Pago</text:span>", autoriza un inmediato procedimiento ej<text:span text:style-name="T49">ec</text:span>utivo hipotecario <text:span text:style-name="T49">s</text:span>obre toda propiedad restante e interés en propiedad previamente entregada/pignorada como Colateral por el "Usuario", ahora propiedad de<text:span text:style-name="T49">l</text:span> Acreedor, que no esté en la posesión de, ni haya sido deshecha por, <text:span text:style-name="T49">el </text:span>Acreedor antes de finalizar del plazo de los veinte (20) días previamente mencionados para ejecutar el procedimiento ejecutivo hipotecario. Tomar posesión de la propiedad por parte de<text:span text:style-name="T49">l</text:span> Acreedor está sujeto a los derechos de autor en derecho consuetudinario, Declaración de Financiamiento del Código Uniforme de Comercio y Acuerdo de Seguridad presentada/sometida a la <text:span text:style-name="T49">Oficina</text:span> del Código Uniforme de Comercio. <text:span text:style-name="T49">Du</text:span>eño del Registro/Expediente: <text:span text:style-name="T7"><text:variable-get text:name="nombre">Juan: Perez</text:variable-get></text:span><text:span text:style-name="T7">©</text:span>. Derechos de Autor (Copyright)© <text:span text:style-name="T27"><text:variable-get text:name="año" style:data-style-name="N0">1990</text:variable-get></text:span><text:span text:style-name="T27"><text:s/></text:span>en Derecho Consuetudinario Firmado/Autografiado.</text:p>
      <text:p text:style-name="P104"><text:span text:style-name="T7"><text:variable-get text:name="nombre">Juan: Perez</text:variable-get></text:span><text:span text:style-name="T7">©</text:span><text:span text:style-name="T27"> </text:span><text:span text:style-name="T30">se</text:span><text:span text:style-name="T27"> </text:span>reserva todo<text:span text:style-name="T49">s</text:span> los derechos de acuerdo a UCC-1-308. UCC-1-103, etc.</text:p>
      <text:p text:style-name="P92"/>
      <text:p text:style-name="P105">Derechos de autor protegido por el derecho consuetudinario con fecha de: <text:span text:style-name="T31">nunc pro tunc </text:span><text:span text:style-name="T32">en el día </text:span><text:span text:style-name="T31"><text:variable-get text:name="Fecha">19 de enero</text:variable-get></text:span><text:span text:style-name="T31"><text:s/>del año de Nuestro Señor </text:span><text:span text:style-name="T31"><text:variable-get text:name="año" style:data-style-name="N0">1990</text:variable-get></text:span><text:span text:style-name="T31">.</text:span></text:p>
      <text:p text:style-name="P92"/>
      <text:p text:style-name="P93">"Sin Perjuicio" UCC-1-308,</text:p>
      <text:p text:style-name="P93"/>
      <text:p text:style-name="P106"/>
      <text:p text:style-name="P45"/>
      <text:p text:style-name="P45">_________________________________________</text:p>
      <text:p text:style-name="P118"><text:variable-get text:name="nombre">Juan: Perez</text:variable-get>© Acreedor. <text:span text:style-name="T69">W.O.P. UCC 1-308</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129">Siguientes pasos: que hacer si alguien infringe los derechos reservados</text:p>
      <text:p text:style-name="P46"/>
      <text:p text:style-name="P3">En el caso (muy probable) que alguien infrinja los derechos que nos hemos reservado en la notificación de derecho de autor en derecho consuetudinario, <text:span text:style-name="T57">enviándonos cartas con el nombre legal escrito, o que algún agente comercial de alguna corporación copie el nombre legal desde algunas de las documentaciones, o que esté en posesión de documentos de cualquier clase que lleven en nombre legal, como a cualquier otro material a la cual se hace referencia en la notificación, tendremos que enviarle un aviso de incumplimiento, una copia compulsada por nosotros del documento original (esto es una copia de la notificación y el acuerdo de seguridad con el sello de la oficina de correos del día del envío a </text:span><text:span text:style-name="T9">Chemtrails: Larioja</text:span><text:span text:style-name="T10">©®</text:span><text:span text:style-name="T57"> para su publicación, con una escrita a mano del tipo “copia autorizada del original”, en tinta roja y con el autógrafo y la huella, puesta en el principio de cada hoja, al lado izquierdo del sello de correos) </text:span><text:span text:style-name="T58">y una factura comercial.</text:span></text:p>
      <text:p text:style-name="P4">A este fin es importante conocer cuantos más datos posibles de quien infringe los derechos reservados. </text:p>
      <text:p text:style-name="P4"/>
      <text:p text:style-name="P35">Cuando queremos que un tercero pueda utilizar el Nombre Legal por un determinado fin, le haremos una autorización explícita, declarando los fines a la cual se autoriza el uso de la marca registrada y limitándolo solo a estos fines.</text:p>
      <text:p text:style-name="P35"/>
      <text:p text:style-name="P4">Cuando (en casi todos los casos) a infringir los derechos reservados sea un ser que actúa como agente para una Corporation se hará responsable el ser, y en caso de no figurar, se hará responsable al máximo responsable de la corporación que infringió los derechos reservados. <text:span text:style-name="T72">Tanbien es posible hacer responsables sea al agente que al representante de la Corporación, enviando de forma separada los documentos a todos los infractores.</text:span></text:p>
      <text:p text:style-name="P4"/>
      <text:p text:style-name="P5">Seguidamente, tenéis un ejemplo de aviso de incumplimiento, de una factura <text:span text:style-name="T73">y de una autorización explicita.</text:span></text:p>
      <text:p text:style-name="P42">La factura se autocompila, poniendo el valor en euros en la columna “valor” y la cantidad da facturar en la columna “unidades” sale el resultado en la columna “total”, y la suma de toda la columna “total” aparece automáticamente al fondo.</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2"><text:soft-page-break/>AVISO LEGAL CONCERNIENTE LA VIOLACIÓN DE DERECHOS DE AUTOR</text:p>
      <text:p text:style-name="P54">Aviso legal según <text:span text:style-name="T56">UNIDROIT© 2016 </text:span><text:span text:style-name="T66">y redactado en lengua castellana según el </text:span></text:p>
      <text:p text:style-name="P54"><text:span text:style-name="T68">Diccionario de la lengua</text:span><text:span text:style-name="T66"> Española </text:span><text:span text:style-name="T68">de la RAE </text:span><text:span text:style-name="T66">del </text:span><text:span text:style-name="T67">año </text:span><text:span text:style-name="T69">2014</text:span><text:span text:style-name="T67"> </text:span></text:p>
      <text:p text:style-name="P55"/>
      <text:p text:style-name="P6">Aviso al agente es aviso al interesado.</text:p>
      <text:section text:style-name="Sect1" text:name="Sección1">
        <text:p text:style-name="P7"/>
        <text:p text:style-name="P10">De parte de:</text:p>
        <text:p text:style-name="P121"><text:variable-get text:name="nombre">Juan: Perez</text:variable-get>©</text:p>
        <text:p text:style-name="P15">Titular del derecho de Copyright de</text:p>
        <text:p text:style-name="P16"><text:variable-get text:name="NOMBE">JUAN PEREZ</text:variable-get>©®</text:p>
        <text:p text:style-name="P15">Con dirección:</text:p>
        <text:p text:style-name="P15">Calle Luminosa 13 54321 ALDEA (PROVINCIA) ESTADO</text:p>
        <text:p text:style-name="P8"/>
        <text:p text:style-name="P9">A la atención de:</text:p>
        <text:p text:style-name="P119">Nombre: Infractor</text:p>
        <text:p text:style-name="P11">Agente comercial para</text:p>
        <text:p text:style-name="P12">NOMBRE INFRACTOR,</text:p>
        <text:p text:style-name="P14">En calidad de máximo representante</text:p>
        <text:p text:style-name="P14"><text:span text:style-name="T66">de</text:span> la corporación </text:p>
        <text:p text:style-name="P11"><text:span text:style-name="T79">PIRATA SA</text:span>,</text:p>
        <text:p text:style-name="P13">Con dirección:</text:p>
        <text:p text:style-name="P11">Calle <text:span text:style-name="T59">O</text:span>scura 33 12345 PUEBLO (PROVINCIA) ESTADO</text:p>
        <text:p text:style-name="P11">Con número D-U-N-S® 12345679</text:p>
        <text:p text:style-name="P17"/>
        <text:p text:style-name="P17"/>
        <text:p text:style-name="P41">Fecha: 03/03/2022</text:p>
        <text:p text:style-name="P41"/>
        <text:p text:style-name="P18">Estimado NOMBRE INFRACTOR</text:p>
        <text:p text:style-name="P17"/>
        <text:p text:style-name="P19">Le envío el presente aviso legal para informarle de que en fecha 1 de marzo de 2022 recibí una carta a mi dirección, expedida por la Corporación <text:span text:style-name="T79">PIRATA SA</text:span> de que Usted es el máximo representante, enviada a la atención de <text:variable-get text:name="NOMBE">JUAN PEREZ</text:variable-get><text:span text:style-name="T59">©® </text:span><text:span text:style-name="T60">reclamando a este ultimo una suma de 500€ en concepto de INFRACCIÓN.</text:span></text:p>
        <text:p text:style-name="P22">En la citada carta aparece imprimido el nombre comercial / marca registrada <text:variable-get text:name="NOMBE">JUAN PEREZ</text:variable-get><text:span text:style-name="T59">©® </text:span>en tres (3) ocasiones.</text:p>
        <text:p text:style-name="P20"/>
        <text:p text:style-name="P22">Tengo que informarle que Vuestra carta constituye una violación, reiterada por tres (3) veces, del derecho de copyright en derecho consuetudinario del nombre comercial / marca registrada <text:variable-get text:name="NOMBE">JUAN PEREZ</text:variable-get><text:span text:style-name="T59">©®, </text:span>derecho de mi propiedad, como declarado en fecha 1 de enero de 2021 <text:span text:style-name="T61">y publicado en https://www.justiciasocial.com.es/</text:span><text:span text:style-name="T61"><text:variable-get text:name="NOMBE">JUAN PEREZ</text:variable-get></text:span><text:span text:style-name="T61">, convirtiendo a Usted en el “</text:span><text:span text:style-name="T63">Usuario”</text:span><text:span text:style-name="T61"> del Contrato Auto-ejecutable / Acuerdo de Seguridad vinculado a la notificación de derecho de autor en derecho consuetudinario.</text:span></text:p>
        <text:p text:style-name="P21"/>
        <text:p text:style-name="P23">Por lo tanto, Le remito la correspondiente factura, junto con una copia autentificada de la Notificación de derechos de autor y del Acuerdo de Seguridad, <text:span text:style-name="T64">y le recuerdo de que, en el caso de falta de pago de la factura en los siguientes diez (10) días a contar desde la fecha del envío de la misma, usted me autoriza a registrar una Declaración de Financiamiento en el Código Uniforme de Comercio o cualquier otro procedimiento equivalente en un Estado distinto a Estados Unidos, que </text:span><text:span text:style-name="T66">Usted </text:span><text:span text:style-name="T64">entrega voluntariamente todo bien de consum</text:span><text:span text:style-name="T62">o</text:span><text:span text:style-name="T64">, producto agrario, inventario, maquinaria, dinero, propiedad de inversión, reclamación/demanda comercial debido a agravios/daños, carta de crédito, derecho a toda carta de crédito, documento(s) de bien mueble, instrumento(s) de título valor, cuenta de ahorro o cualquier tipo de cuenta en banco, documento(s) de valor, tangible(s) </text:span><text:span text:style-name="T66">y</text:span><text:span text:style-name="T64"> intangible(s) en general, y todo Su interés en toda propiedad mencionada anteriormente, ahora poseída y adquiridas en un futuro, dondequiera que esté ubicada, como Colateral para asegurar Su obligación contractual a mi favor </text:span><text:span text:style-name="T41">p</text:span><text:span text:style-name="T64">or el uso no autorizado, </text:span><text:span text:style-name="T41">p</text:span><text:span text:style-name="T64">or </text:span><text:span text:style-name="T66">Su </text:span><text:span text:style-name="T64">parte, de los derechos de autor de mi propiedad </text:span><text:span text:style-name="T65">y que Usted renuncia a cualquier defensa.</text:span></text:p>
        <text:p text:style-name="P23"/>
        <text:p text:style-name="P24">En espera de su pronto pago, le porgo mis saldos.</text:p>
        <text:p text:style-name="P85"/>
        <text:p text:style-name="P24"/>
        <text:p text:style-name="P24"/>
        <text:p text:style-name="P25"/>
        <text:p text:style-name="P25"/>
        <text:p text:style-name="P25">_______________________________________</text:p>
        <text:p text:style-name="P122"><text:variable-get text:name="nombre">Juan: Perez</text:variable-get>© <text:span text:style-name="T65">W.O.P. UCC 1-308</text:span></text:p>
        <text:p text:style-name="P47"/>
        <text:p text:style-name="P47"/>
        <text:p text:style-name="P53"/>
        <text:p text:style-name="P53"><text:soft-page-break/>FACTURA COMERCIAL</text:p>
        <text:p text:style-name="P51"/>
        <table:table table:name="Tabla3" table:style-name="Tabla3">
          <table:table-column table:style-name="Tabla3.A"/>
          <table:table-column table:style-name="Tabla3.B"/>
          <table:table-row table:style-name="Tabla3.1">
            <table:table-cell table:style-name="Tabla3.A1" office:value-type="string">
              <text:p text:style-name="P107">A cargo de:</text:p>
              <text:p text:style-name="P123">Nombre: Infractor</text:p>
              <text:p text:style-name="P109">Calle <text:span text:style-name="T59">O</text:span>scura 33 12345 </text:p>
              <text:p text:style-name="P109">PUEBLO (PROVINCIA) ESTADO</text:p>
              <text:p text:style-name="P107"/>
            </table:table-cell>
            <table:table-cell table:style-name="Tabla3.A1" office:value-type="string">
              <text:p text:style-name="P108">De parte de:</text:p>
              <text:p text:style-name="P120"><text:variable-get text:name="nombre">Juan: Perez</text:variable-get>©</text:p>
              <text:p text:style-name="P108">Calle Luminosa 13 54321</text:p>
              <text:p text:style-name="P108">ALDEA (PROVINCIA) ESTADO</text:p>
            </table:table-cell>
          </table:table-row>
        </table:table>
        <text:p text:style-name="P31">Número Factura: 030320220000</text:p>
        <text:p text:style-name="P28">Fecha de emisión: 3/03/2022</text:p>
        <text:p text:style-name="P29"/>
        <table:table table:name="Tabla1" table:style-name="Tabla1" table:template-name="Default Style">
          <table:table-column table:style-name="Tabla1.A"/>
          <table:table-column table:style-name="Tabla1.B"/>
          <table:table-column table:style-name="Tabla1.C"/>
          <table:table-column table:style-name="Tabla1.D"/>
          <table:table-row>
            <table:table-cell table:style-name="Tabla1.A1" office:value-type="string">
              <text:p text:style-name="P61">CONCEPTO</text:p>
            </table:table-cell>
            <table:table-cell table:style-name="Tabla1.A1" office:value-type="string">
              <text:p text:style-name="P61">VALOR</text:p>
            </table:table-cell>
            <table:table-cell table:style-name="Tabla1.A1" office:value-type="string">
              <text:p text:style-name="P61">UNIDADES</text:p>
            </table:table-cell>
            <table:table-cell table:style-name="Tabla1.D1" office:value-type="string">
              <text:p text:style-name="P61">TOTAL</text:p>
            </table:table-cell>
          </table:table-row>
          <table:table-row table:style-name="Tabla1.2">
            <table:table-cell table:style-name="Tabla1.A2" office:value-type="string">
              <text:p text:style-name="P63">Uso marca registrada</text:p>
            </table:table-cell>
            <table:table-cell table:style-name="Tabla1.B2" office:value-type="currency" office:currency="EUR" office:value="500000">
              <text:p text:style-name="P64"><text:span text:style-name="T82">5</text:span>00.000,00 €</text:p>
            </table:table-cell>
            <table:table-cell table:style-name="Tabla1.A2" office:value-type="string">
              <text:p text:style-name="P131">3</text:p>
            </table:table-cell>
            <table:table-cell table:style-name="Tabla1.D2" table:formula="ooow:&lt;B2&gt;*&lt;C2&gt;" office:value-type="currency" office:currency="EUR" office:value="1500000">
              <text:p text:style-name="P58">1.500.000,00 €</text:p>
            </table:table-cell>
          </table:table-row>
          <table:table-row>
            <table:table-cell table:style-name="Tabla1.A2" office:value-type="string">
              <text:p text:style-name="P65">Coste de imprenta</text:p>
            </table:table-cell>
            <table:table-cell table:style-name="Tabla1.B2" office:value-type="currency" office:currency="EUR" office:value="0.2">
              <text:p text:style-name="P66"><text:span text:style-name="T70">0</text:span>,<text:span text:style-name="T70">20</text:span> €</text:p>
            </table:table-cell>
            <table:table-cell table:style-name="Tabla1.C3" office:value-type="float" office:value="7">
              <text:p text:style-name="P67">7</text:p>
            </table:table-cell>
            <table:table-cell table:style-name="Tabla1.D2" table:formula="ooow:&lt;B3&gt;*&lt;C3&gt;" office:value-type="currency" office:currency="EUR" office:value="1.4">
              <text:p text:style-name="P62">1,40 €</text:p>
            </table:table-cell>
          </table:table-row>
          <table:table-row table:style-name="Tabla1.4">
            <table:table-cell table:style-name="Tabla1.A2" office:value-type="string">
              <text:p text:style-name="P65">Coste de envío</text:p>
            </table:table-cell>
            <table:table-cell table:style-name="Tabla1.B2" office:value-type="currency" office:currency="EUR" office:value="8.7">
              <text:p text:style-name="P68"><text:span text:style-name="T70">8</text:span>,<text:span text:style-name="T70">70</text:span> €</text:p>
            </table:table-cell>
            <table:table-cell table:style-name="Tabla1.A2" office:value-type="string">
              <text:p text:style-name="P67">1</text:p>
            </table:table-cell>
            <table:table-cell table:style-name="Tabla1.D2" table:formula="ooow:&lt;B4&gt;*&lt;C4&gt;" office:value-type="currency" office:currency="EUR" office:value="8.7">
              <text:p text:style-name="P62">8,70 €</text:p>
            </table:table-cell>
          </table:table-row>
          <table:table-row>
            <table:table-cell table:style-name="Tabla1.A2" office:value-type="string">
              <text:p text:style-name="P69"/>
            </table:table-cell>
            <table:table-cell table:style-name="Tabla1.B2">
              <text:p text:style-name="P68"/>
            </table:table-cell>
            <table:table-cell table:style-name="Tabla1.C3">
              <text:p text:style-name="P68"/>
            </table:table-cell>
            <table:table-cell table:style-name="Tabla1.D2" table:formula="ooow:&lt;B5&gt;*&lt;C5&gt;" office:value-type="currency" office:currency="EUR" office:value="0">
              <text:p text:style-name="P62">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6&gt;*&lt;C6&gt;" office:value-type="currency" office:currency="EUR" office:value="0">
              <text:p text:style-name="P58">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7&gt;*&lt;C7&gt;" office:value-type="currency" office:currency="EUR" office:value="0">
              <text:p text:style-name="P58">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8&gt;*&lt;C8&gt;" office:value-type="currency" office:currency="EUR" office:value="0">
              <text:p text:style-name="P58">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9&gt;*&lt;C9&gt;" office:value-type="currency" office:currency="EUR" office:value="0">
              <text:p text:style-name="P58">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10&gt;*&lt;C10&gt;" office:value-type="currency" office:currency="EUR" office:value="0">
              <text:p text:style-name="P58">0,00 €</text:p>
            </table:table-cell>
          </table:table-row>
          <table:table-row>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11&gt;*&lt;C11&gt;" office:value-type="currency" office:currency="EUR" office:value="0">
              <text:p text:style-name="P59">0,00 €</text:p>
            </table:table-cell>
          </table:table-row>
          <table:table-row table:style-name="Tabla1.12">
            <table:table-cell table:style-name="Tabla1.A2" office:value-type="string">
              <text:p text:style-name="P69"/>
            </table:table-cell>
            <table:table-cell table:style-name="Tabla1.B2">
              <text:p text:style-name="P70"/>
            </table:table-cell>
            <table:table-cell table:style-name="Tabla1.C3">
              <text:p text:style-name="P70"/>
            </table:table-cell>
            <table:table-cell table:style-name="Tabla1.D2" table:formula="ooow:&lt;B12&gt;*&lt;C12&gt;" office:value-type="currency" office:currency="EUR" office:value="0">
              <text:p text:style-name="P58">0,00 €</text:p>
            </table:table-cell>
          </table:table-row>
        </table:table>
        <text:p text:style-name="P30"/>
        <table:table table:name="Tabla2" table:style-name="Tabla2" table:template-name="Default Style">
          <table:table-column table:style-name="Tabla2.A"/>
          <table:table-column table:style-name="Tabla2.B"/>
          <table:table-row table:style-name="Tabla2.1">
            <table:table-cell table:style-name="Tabla2.A1" office:value-type="string">
              <text:p text:style-name="P60">TOTAL</text:p>
            </table:table-cell>
            <table:table-cell table:style-name="Tabla2.B1" table:formula="ooow:&lt;Tabla1.D2&gt;+&lt;Tabla1.D3&gt;+&lt;Tabla1.D4&gt;+&lt;Tabla1.D5&gt;+&lt;Tabla1.D6&gt;+&lt;Tabla1.D7&gt;+&lt;Tabla1.D8&gt;+&lt;Tabla1.D9&gt;+&lt;Tabla1.D10&gt;+&lt;Tabla1.D11&gt;+&lt;Tabla1.D12&gt;" office:value-type="currency" office:currency="EUR" office:value="1500010.1">
              <text:p text:style-name="P58">1.500.010,10 €</text:p>
            </table:table-cell>
          </table:table-row>
        </table:table>
        <text:p text:style-name="P34">Las cuantías han sido convertidas en moneda de curso legal con aproximación al descuento.</text:p>
        <text:p text:style-name="P30"/>
        <text:p text:style-name="P34">Plazo por el pago: </text:p>
        <text:p text:style-name="P34">Conforme al Acuerdo de Garantía el plazo por el pago es de diez (10) días.</text:p>
        <text:p text:style-name="P34"/>
        <text:p text:style-name="P32">Método de pago:</text:p>
        <text:p text:style-name="P33">Por medio de cheque bancario nominativo a nombre de <text:span text:style-name="T9"><text:variable-get text:name="nombre">Juan: Perez</text:variable-get></text:span><text:span text:style-name="T9">©</text:span><text:span text:style-name="T57">, </text:span><text:span text:style-name="T71">enviado por correo certificado a la dirección Calle Luminosa 13 54321 ALDEA (PROVINCIA) ESTADO.</text:span></text:p>
        <text:p text:style-name="P32">Por trasferencia bancaria al número de cuenta ES1234567890987654321234 y como concepto el número de la factura.</text:p>
        <text:p text:style-name="P32"/>
        <text:p text:style-name="P32"/>
        <text:p text:style-name="P36">El emisor:</text:p>
        <text:p text:style-name="P36"/>
        <text:p text:style-name="P36"/>
        <text:p text:style-name="P26">_______________________________________</text:p>
        <text:p text:style-name="P122"><text:variable-get text:name="nombre">Juan: Perez</text:variable-get>© <text:span text:style-name="T65">W.O.P. UCC 1-308</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AUTORIZACIÓN EXPLICITA POR EL USO DE LA MARCA REGISTRADA</text:p>
        <text:p text:style-name="P57"><text:span text:style-name="T73">Autorización </text:span><text:span text:style-name="T66">redactad</text:span><text:span text:style-name="T73">a</text:span><text:span text:style-name="T66"> en lengua castellana según el </text:span></text:p>
        <text:p text:style-name="P56"><text:span text:style-name="T68">Diccionario de la lengua</text:span><text:span text:style-name="T66"> Española </text:span><text:span text:style-name="T68">de la RAE </text:span><text:span text:style-name="T66">del </text:span><text:span text:style-name="T67">año </text:span><text:span text:style-name="T69">2014</text:span><text:span text:style-name="T67"> </text:span></text:p>
        <text:p text:style-name="P56"/>
        <text:p text:style-name="P56"/>
        <text:p text:style-name="P37">Fecha: 01/0<text:span text:style-name="T74">2/2022</text:span></text:p>
        <text:p text:style-name="P37"/>
        <text:p text:style-name="P39">En la fecha de hoy Yo, <text:span text:style-name="T7"><text:variable-get text:name="nombre">Juan: Perez</text:variable-get></text:span><text:span text:style-name="T9">©</text:span><text:span text:style-name="T57">, </text:span>propietario de los derechos de autor del nombre comercial/marca registrada <text:span text:style-name="T60"><text:variable-get text:name="NOMBE">JUAN PEREZ</text:variable-get></text:span><text:span text:style-name="T59">©® </text:span><text:span text:style-name="T14">Autorizo </text:span>a <text:span text:style-name="T9">Chemtrails: Larioja</text:span><text:span text:style-name="T10">©® </text:span>a utilizar el nombre comercial/marca registrada para los fines siguientes:</text:p>
        <text:p text:style-name="P38"/>
        <text:list text:style-name="L1">
          <text:list-item>
            <text:p text:style-name="P127">Publicar en la página Web https://www.justiciasocial.com.es <text:span text:style-name="T75">la notificación y el acuerdo de seguridad.</text:span></text:p>
          </text:list-item>
          <text:list-item>
            <text:p text:style-name="P128">Certificar y emitir certificados de la recepción y la publicación de los documentos.</text:p>
          </text:list-item>
          <text:list-item>
            <text:p text:style-name="P128">Custodiar los documentos a fin de testimonio.</text:p>
          </text:list-item>
        </text:list>
        <text:p text:style-name="P40"/>
        <text:p text:style-name="P40">Queda terminantemente prohibido todo y cualquier uso distinto a los expresamente especificados en esta Autorización explicita.</text:p>
        <text:p text:style-name="P40"/>
        <text:p text:style-name="P40">Cualquier uso no autorizado será una violación del derecho de autor, y será facturado conforme al Acuerdo de seguridad.</text:p>
        <text:p text:style-name="P40"/>
        <text:p text:style-name="P40"/>
        <text:p text:style-name="P40"/>
        <text:p text:style-name="P40"/>
        <text:p text:style-name="P27">_______________________________________</text:p>
        <text:p text:style-name="P122"><text:span text:style-name="T74"><text:variable-get text:name="nombre">Juan: Perez</text:variable-get></text:span>© <text:span text:style-name="T65">W.O.P. UCC 1-308</text:span></text:p>
        <text:p text:style-name="P4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fill-image draw:name="marca_25_20nueva_25_20Justicia_25_20Social" draw:display-name="marca%20nueva%20Justicia%20Social" xlink:href="Pictures/10000001000009B000000DB4F9EEE11C089329F5.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end" style:justify-single-word="false"/>
      <style:text-properties fo:font-size="8pt" officeooo:rsid="009a84c0" officeooo:paragraph-rsid="009a84c0" style:font-size-asian="7pt" style:font-size-complex="8pt"/>
    </style:style>
    <style:style style:name="MP2" style:family="paragraph" style:parent-style-name="Footer">
      <style:paragraph-properties fo:text-align="center" style:justify-single-word="false"/>
    </style:style>
    <style:style style:name="MT1" style:family="text">
      <style:text-properties officeooo:rsid="00393896"/>
    </style:style>
    <style:style style:name="MT2" style:family="text">
      <style:text-properties officeooo:rsid="005b2d20"/>
    </style:style>
    <style:style style:name="MT3" style:family="text">
      <style:text-properties officeooo:rsid="0080b1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95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F9EEE11C089329F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794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F9EEE11C089329F5.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1.295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marca_25_20nueva_25_20Justicia_25_20Social" draw:opacity="20%" style:repeat="stretch" draw:fill-image-ref-point-x="0%" draw:fill-image-ref-point-y="0%" draw:fill-image-ref-point="center" style:footnote-max-height="0cm" loext:margin-gutter="0cm">
        <style:background-image xlink:href="Pictures/10000001000009B000000DB4F9EEE11C089329F5.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marca_25_20nueva_25_20Justicia_25_20Social" draw:opacity="20%" style:repeat="stretch" draw:fill-image-ref-point-x="0%" draw:fill-image-ref-point-y="0%" draw:fill-image-ref-point="center"/>
    </style:style>
  </office:automatic-styles>
  <office:master-styles>
    <style:master-page style:name="Standard" style:page-layout-name="Mpm1" draw:style-name="Mdp1"/>
    <style:master-page style:name="Justicia_20_Social" style:display-name="Justicia Social" style:page-layout-name="Mpm2" draw:style-name="Mdp2">
      <style:header>
        <text:p text:style-name="MP1">Documento numero JSC001-24022023</text:p>
      </style:header>
      <style:footer>
        <text:p text:style-name="MP2"><text:span text:style-name="MT1"><text:s/>PÁGINA </text:span><text:span text:style-name="MT1"><text:page-number text:select-page="current">5</text:page-number></text:span><text:span text:style-name="MT1"><text:s/></text:span><text:span text:style-name="MT2">DE </text:span><text:span text:style-name="MT3">4</text:span></text:p>
      </style:footer>
    </style:master-page>
    <style:master-page style:name="First_20_Page" style:display-name="First Page" style:page-layout-name="Mpm3" draw:style-name="Mdp2"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1"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in_20_nomeracion" style:display-name="sin nomeracion" style:page-layout-name="Mpm10"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0T22:04:06.838290628</meta:creation-date>
    <dc:date>2023-02-24T00:22:20.232802118</dc:date>
    <meta:editing-duration>PT7H24M48S</meta:editing-duration>
    <meta:editing-cycles>42</meta:editing-cycles>
    <meta:generator>LibreOffice/7.4.5.1$Linux_X86_64 LibreOffice_project/40$Build-1</meta:generator>
    <meta:document-statistic meta:table-count="3" meta:image-count="0" meta:object-count="0" meta:page-count="11" meta:paragraph-count="152" meta:word-count="3981" meta:character-count="25578" meta:non-whitespace-character-count="21734"/>
  </office:meta>
</office:document-meta>
</file>